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antarell" svg:font-family="Cantarell"/>
    <style:font-face style:name="Courier New" svg:font-family="'Courier New'"/>
    <style:font-face style:name="Times New Roman1" svg:font-family="'Times New Roman'" style:font-family-generic="roman"/>
    <style:font-face style:name="FreeSans1" svg:font-family="FreeSans" style:font-family-generic="swiss"/>
    <style:font-face style:name="Cantarell1" svg:font-family="Cantarell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line-height="100%" fo:text-indent="0cm" style:auto-text-indent="false"/>
    </style:style>
    <style:style style:name="P5" style:family="paragraph" style:parent-style-name="Standard">
      <style:paragraph-properties fo:margin-left="0cm" fo:margin-right="0cm" fo:line-height="100%" fo:text-indent="0cm" style:auto-text-indent="false"/>
      <style:text-properties fo:font-style="italic" style:font-style-asian="italic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style="italic" fo:font-weight="bold" style:font-style-asian="italic" style:font-weight-asian="bold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weight="bold" style:font-weight-asian="bold"/>
    </style:style>
    <style:style style:name="P8" style:family="paragraph" style:parent-style-name="Standard">
      <style:paragraph-properties fo:margin-left="0cm" fo:margin-right="0cm" fo:line-height="100%" fo:text-indent="0cm" style:auto-text-indent="false"/>
      <style:text-properties fo:font-weight="bold" style:font-weight-asian="bold" style:font-weight-complex="bold"/>
    </style:style>
    <style:style style:name="P9" style:family="paragraph" style:parent-style-name="Standard">
      <style:paragraph-properties fo:margin-left="0cm" fo:margin-right="0cm" fo:margin-top="0cm" fo:margin-bottom="0.282cm" loext:contextual-spacing="false" fo:line-height="108%" fo:text-align="start" style:justify-single-word="false" fo:text-indent="0cm" style:auto-text-indent="false"/>
      <style:text-properties style:font-size-complex="12pt"/>
    </style:style>
    <style:style style:name="P10" style:family="paragraph" style:parent-style-name="Standard">
      <style:paragraph-properties fo:margin-left="0cm" fo:margin-right="0cm" fo:margin-top="0cm" fo:margin-bottom="0.282cm" loext:contextual-spacing="false" fo:line-height="108%" fo:text-align="start" style:justify-single-word="false" fo:text-indent="0cm" style:auto-text-indent="false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size="16pt" fo:font-weight="bold" style:font-name-asian="Times New Roman2" style:font-size-asian="16pt" style:font-weight-asian="bold" style:font-size-complex="16pt"/>
    </style:style>
    <style:style style:name="P12" style:family="paragraph" style:parent-style-name="Standard">
      <style:text-properties fo:font-weight="bold" style:font-weight-asian="bold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style:text-properties fo:font-size="14pt" style:font-name-asian="Times New Roman2" style:font-size-asian="14pt" style:font-size-complex="13pt"/>
    </style:style>
    <style:style style:name="P15" style:family="paragraph" style:parent-style-name="Standard">
      <style:text-properties officeooo:rsid="0016cef3" officeooo:paragraph-rsid="0016cef3"/>
    </style:style>
    <style:style style:name="P16" style:family="paragraph" style:parent-style-name="Standard">
      <style:paragraph-properties fo:margin-left="1.251cm" fo:margin-right="0cm" fo:text-indent="0cm" style:auto-text-indent="false"/>
    </style:style>
    <style:style style:name="P17" style:family="paragraph" style:parent-style-name="caption">
      <style:paragraph-properties fo:text-align="justify" style:justify-single-word="false"/>
    </style:style>
    <style:style style:name="P18" style:family="paragraph" style:parent-style-name="Abstrakt">
      <style:paragraph-properties fo:break-before="page"/>
    </style:style>
    <style:style style:name="P19" style:family="paragraph" style:parent-style-name="Normalny_20_Bez_20_Odseku">
      <style:paragraph-properties fo:line-height="100%" fo:text-align="center" style:justify-single-word="false" fo:break-before="page"/>
    </style:style>
    <style:style style:name="P20" style:family="paragraph" style:parent-style-name="Normalny_20_Bez_20_Odseku">
      <style:paragraph-properties fo:text-align="center" style:justify-single-word="false"/>
      <style:text-properties fo:font-size="18pt" fo:font-weight="bold" style:font-size-asian="18pt" style:font-weight-asian="bold"/>
    </style:style>
    <style:style style:name="P21" style:family="paragraph" style:parent-style-name="Normalny_20_Bez_20_Odseku">
      <style:paragraph-properties fo:line-height="100%" fo:text-align="center" style:justify-single-word="false"/>
      <style:text-properties fo:font-size="18pt" style:font-size-asian="18pt"/>
    </style:style>
    <style:style style:name="P22" style:family="paragraph" style:parent-style-name="Normalny_20_Bez_20_Odseku">
      <style:paragraph-properties fo:text-align="center" style:justify-single-word="false"/>
      <style:text-properties fo:font-size="18pt" style:font-size-asian="18pt"/>
    </style:style>
    <style:style style:name="P23" style:family="paragraph" style:parent-style-name="Normalny_20_Bez_20_Odseku">
      <style:paragraph-properties fo:text-align="center" style:justify-single-word="false"/>
      <style:text-properties fo:font-size="18pt" fo:background-color="#ffff00" style:font-size-asian="18pt"/>
    </style:style>
    <style:style style:name="P24" style:family="paragraph" style:parent-style-name="Normalny_20_Bez_20_Odseku">
      <style:paragraph-properties fo:text-align="center" style:justify-single-word="false"/>
    </style:style>
    <style:style style:name="P25" style:family="paragraph" style:parent-style-name="Normalny_20_Bez_20_Odseku">
      <style:paragraph-properties fo:line-height="100%" fo:text-align="center" style:justify-single-word="false"/>
    </style:style>
    <style:style style:name="P26" style:family="paragraph" style:parent-style-name="Normalny_20_Bez_20_Odseku">
      <style:paragraph-properties fo:text-align="center" style:justify-single-word="false"/>
      <style:text-properties fo:font-size="20pt" style:font-size-asian="20pt"/>
    </style:style>
    <style:style style:name="P27" style:family="paragraph" style:parent-style-name="Normalny_20_Bez_20_Odseku">
      <style:paragraph-properties fo:text-align="center" style:justify-single-word="false"/>
      <style:text-properties fo:font-size="16pt" fo:background-color="#ffff00" style:font-size-asian="16pt"/>
    </style:style>
    <style:style style:name="P28" style:family="paragraph" style:parent-style-name="Normalny_20_Bez_20_Odseku">
      <style:paragraph-properties fo:text-align="center" style:justify-single-word="false"/>
      <style:text-properties fo:font-size="24pt" style:font-size-asian="24pt"/>
    </style:style>
    <style:style style:name="P29" style:family="paragraph" style:parent-style-name="Normalny_20_Bez_20_Odseku">
      <style:paragraph-properties fo:line-height="100%" fo:text-align="center" style:justify-single-word="false"/>
      <style:text-properties fo:background-color="#ffff00"/>
    </style:style>
    <style:style style:name="P30" style:family="paragraph" style:parent-style-name="Normalny_20_Bez_20_Odseku">
      <style:paragraph-properties fo:text-align="start" style:justify-single-word="false"/>
      <style:text-properties style:font-name="Cantarell1" fo:font-weight="bold" officeooo:rsid="00120890" officeooo:paragraph-rsid="00120890" style:font-weight-asian="bold" style:font-weight-complex="bold"/>
    </style:style>
    <style:style style:name="P31" style:family="paragraph" style:parent-style-name="Normalny_20_Bez_20_Odseku">
      <style:paragraph-properties fo:text-align="center" style:justify-single-word="false"/>
      <style:text-properties style:font-name="Cantarell1" fo:font-weight="normal" officeooo:rsid="00120890" officeooo:paragraph-rsid="00120890" style:font-weight-asian="normal" style:font-weight-complex="normal"/>
    </style:style>
    <style:style style:name="P32" style:family="paragraph" style:parent-style-name="Normalny_20_Bez_20_Odseku">
      <style:paragraph-properties fo:text-align="center" style:justify-single-word="false"/>
      <style:text-properties style:font-name="Cantarell1" fo:font-weight="normal" officeooo:rsid="0013f961" officeooo:paragraph-rsid="0013f961" style:font-weight-asian="normal" style:font-weight-complex="normal"/>
    </style:style>
    <style:style style:name="P33" style:family="paragraph" style:parent-style-name="Normalny_20_Bez_20_Odseku">
      <style:paragraph-properties fo:margin-top="0.423cm" fo:margin-bottom="0.212cm" loext:contextual-spacing="false" fo:text-align="center" style:justify-single-word="false"/>
      <style:text-properties fo:font-size="18pt" fo:font-weight="bold" style:font-size-asian="18pt" style:font-weight-asian="bold"/>
    </style:style>
    <style:style style:name="P34" style:family="paragraph" style:parent-style-name="Default">
      <style:text-properties fo:font-size="11.5pt" fo:font-style="italic" style:font-size-asian="11.5pt" style:font-style-asian="italic" style:font-size-complex="11.5pt" style:font-style-complex="italic"/>
    </style:style>
    <style:style style:name="P35" style:family="paragraph" style:parent-style-name="Standard" style:list-style-name="L1"/>
    <style:style style:name="P36" style:family="paragraph" style:parent-style-name="Standard" style:list-style-name="L1">
      <style:text-properties officeooo:paragraph-rsid="0019d648"/>
    </style:style>
    <style:style style:name="P37" style:family="paragraph" style:parent-style-name="Standard" style:list-style-name="L2">
      <style:text-properties officeooo:paragraph-rsid="00187a02"/>
    </style:style>
    <style:style style:name="P38" style:family="paragraph" style:parent-style-name="Standard" style:list-style-name="L2">
      <style:text-properties officeooo:paragraph-rsid="00269ab6"/>
    </style:style>
    <style:style style:name="P39" style:family="paragraph" style:parent-style-name="Standard" style:list-style-name="L2">
      <style:text-properties officeooo:rsid="0016cef3" officeooo:paragraph-rsid="00191f01"/>
    </style:style>
    <style:style style:name="P40" style:family="paragraph" style:parent-style-name="Standard" style:list-style-name="L2">
      <style:text-properties officeooo:rsid="0016cef3" officeooo:paragraph-rsid="0023cea5"/>
    </style:style>
    <style:style style:name="P41" style:family="paragraph" style:parent-style-name="Standard" style:list-style-name="L2">
      <style:text-properties officeooo:rsid="00187a02" officeooo:paragraph-rsid="00187a02"/>
    </style:style>
    <style:style style:name="P42" style:family="paragraph" style:parent-style-name="Standard" style:list-style-name="L3">
      <style:text-properties officeooo:paragraph-rsid="00269ab6"/>
    </style:style>
    <style:style style:name="P43" style:family="paragraph" style:parent-style-name="Standard" style:list-style-name="L1">
      <style:text-properties fo:font-weight="normal" officeooo:rsid="0022f494" officeooo:paragraph-rsid="0022f494" style:font-weight-asian="normal" style:font-weight-complex="normal"/>
    </style:style>
    <style:style style:name="P44" style:family="paragraph" style:parent-style-name="Standard">
      <style:text-properties officeooo:paragraph-rsid="00269ab6"/>
    </style:style>
    <style:style style:name="P45" style:family="paragraph" style:parent-style-name="Standard" style:master-page-name="First_20_Page">
      <style:paragraph-properties fo:margin-left="0cm" fo:margin-right="0cm" fo:margin-top="0cm" fo:margin-bottom="0.282cm" loext:contextual-spacing="false" fo:line-height="108%" fo:text-align="start" style:justify-single-word="false" fo:text-indent="0cm" style:auto-text-indent="false" style:page-number="auto"/>
      <style:text-properties fo:font-weight="bold" style:font-weight-asian="bold"/>
    </style:style>
    <style:style style:name="P46" style:family="paragraph" style:parent-style-name="Heading_20_2">
      <style:text-properties officeooo:paragraph-rsid="0022f494"/>
    </style:style>
    <style:style style:name="P47" style:family="paragraph" style:parent-style-name="Heading_20_2">
      <style:text-properties officeooo:paragraph-rsid="00269ab6"/>
    </style:style>
    <style:style style:name="P48" style:family="paragraph" style:parent-style-name="Heading_20_2" style:list-style-name="WWNum1">
      <style:paragraph-properties fo:margin-left="0cm" fo:margin-right="0cm" fo:text-indent="0cm" style:auto-text-indent="false"/>
    </style:style>
    <style:style style:name="P49" style:family="paragraph" style:parent-style-name="Heading_20_2" style:list-style-name="">
      <style:paragraph-properties fo:margin-left="0cm" fo:margin-right="0cm" fo:text-indent="0cm" style:auto-text-indent="false"/>
      <style:text-properties fo:font-weight="normal" style:font-weight-asian="normal"/>
    </style:style>
    <style:style style:name="P50" style:family="paragraph" style:parent-style-name="Heading_20_2" style:list-style-name="">
      <style:paragraph-properties fo:margin-left="0cm" fo:margin-right="0cm" fo:text-indent="0cm" style:auto-text-indent="false" fo:break-before="page"/>
    </style:style>
    <style:style style:name="P51" style:family="paragraph" style:parent-style-name="Heading_20_1" style:list-style-name="">
      <style:paragraph-properties fo:margin-left="0cm" fo:margin-right="0cm" fo:text-indent="0cm" style:auto-text-indent="false"/>
    </style:style>
    <style:style style:name="P52" style:family="paragraph" style:parent-style-name="Heading_20_1" style:list-style-name="WWNum1">
      <style:paragraph-properties fo:margin-left="0cm" fo:margin-right="0cm" fo:text-indent="0cm" style:auto-text-indent="false"/>
    </style:style>
    <style:style style:name="P53" style:family="paragraph" style:parent-style-name="Heading_20_1" style:list-style-name="WWNum1">
      <style:paragraph-properties fo:margin-left="0cm" fo:margin-right="0cm" fo:text-indent="0cm" style:auto-text-indent="false"/>
      <style:text-properties officeooo:paragraph-rsid="00034d4b"/>
    </style:style>
    <style:style style:name="P54" style:family="paragraph" style:parent-style-name="Heading_20_1" style:list-style-name="">
      <style:paragraph-properties fo:margin-left="0cm" fo:margin-right="0cm" fo:text-indent="0cm" style:auto-text-indent="false" fo:break-before="page"/>
    </style:style>
    <style:style style:name="P55" style:family="paragraph" style:parent-style-name="Heading_20_1" style:list-style-name="">
      <style:paragraph-properties fo:margin-left="0cm" fo:margin-right="0cm" fo:text-indent="0cm" style:auto-text-indent="false" fo:break-before="auto" fo:break-after="auto"/>
    </style:style>
    <style:style style:name="P56" style:family="paragraph" style:parent-style-name="Heading_20_1" style:list-style-name="">
      <style:paragraph-properties fo:margin-left="0cm" fo:margin-right="0cm" fo:text-align="center" style:justify-single-word="false" fo:text-indent="0cm" style:auto-text-indent="false" fo:break-before="auto" fo:break-after="auto"/>
    </style:style>
    <style:style style:name="P57" style:family="paragraph" style:parent-style-name="List_20_Paragraph" style:list-style-name="WWNum14"/>
    <style:style style:name="P58" style:family="paragraph" style:parent-style-name="List_20_Paragraph" style:list-style-name="WWNum15"/>
    <style:style style:name="P59" style:family="paragraph" style:parent-style-name="List_20_Paragraph" style:list-style-name="WWNum18"/>
    <style:style style:name="P60" style:family="paragraph" style:parent-style-name="List_20_Paragraph" style:list-style-name="WWNum19"/>
    <style:style style:name="P61" style:family="paragraph" style:parent-style-name="List_20_Paragraph" style:list-style-name="WWNum20"/>
    <style:style style:name="P62" style:family="paragraph" style:parent-style-name="List_20_Paragraph" style:list-style-name="WWNum2">
      <style:paragraph-properties fo:margin-left="0cm" fo:margin-right="0cm" fo:text-indent="-0.63cm" style:auto-text-indent="false"/>
    </style:style>
    <style:style style:name="P63" style:family="paragraph" style:parent-style-name="Contents_20_1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64" style:family="paragraph" style:parent-style-name="Contents_20_2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65" style:family="paragraph" style:parent-style-name="Normalny_20_Bez_20_Odseku" style:master-page-name="Converted2">
      <style:paragraph-properties fo:text-align="center" style:justify-single-word="false" style:page-number="auto"/>
      <style:text-properties fo:font-size="18pt" fo:font-weight="bold" style:font-size-asian="18pt" style:font-weight-asian="bold"/>
    </style:style>
    <style:style style:name="P66" style:family="paragraph" style:parent-style-name="Normalny_20_Bez_20_Odseku" style:list-style-name="WWNum1">
      <style:text-properties officeooo:rsid="00047e8c" officeooo:paragraph-rsid="00047e8c"/>
    </style:style>
    <style:style style:name="P67" style:family="paragraph" style:parent-style-name="Normalny_20_Bez_20_Odseku">
      <style:paragraph-properties fo:text-align="center" style:justify-single-word="false"/>
      <style:text-properties fo:font-size="16pt" officeooo:rsid="0022ab6a" officeooo:paragraph-rsid="0022ab6a" fo:background-color="transparent" style:font-size-asian="16pt"/>
    </style:style>
    <style:style style:name="T1" style:family="text">
      <style:text-properties officeooo:rsid="000622d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7ef41" style:font-weight-asian="bold" style:font-weight-complex="bold"/>
    </style:style>
    <style:style style:name="T6" style:family="text">
      <style:text-properties fo:font-weight="bold" officeooo:rsid="00191f01" style:font-weight-asian="bold" style:font-weight-complex="bold"/>
    </style:style>
    <style:style style:name="T7" style:family="text">
      <style:text-properties fo:font-weight="bold" officeooo:rsid="0024f3d3" style:font-weight-asian="bold" style:font-weight-complex="bold"/>
    </style:style>
    <style:style style:name="T8" style:family="text">
      <style:text-properties fo:font-weight="bold" style:language-asian="sk" style:country-asian="SK" style:font-weight-asian="bold"/>
    </style:style>
    <style:style style:name="T9" style:family="text">
      <style:text-properties style:font-size-complex="12pt"/>
    </style:style>
    <style:style style:name="T10" style:family="text">
      <style:text-properties style:language-asian="sk" style:country-asian="SK"/>
    </style:style>
    <style:style style:name="T11" style:family="text">
      <style:text-properties fo:font-weight="normal" style:font-weight-asian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07ef41" style:font-weight-asian="normal" style:font-weight-complex="normal"/>
    </style:style>
    <style:style style:name="T14" style:family="text">
      <style:text-properties fo:font-weight="normal" officeooo:rsid="00097516" style:font-weight-asian="normal" style:font-weight-complex="normal"/>
    </style:style>
    <style:style style:name="T15" style:family="text">
      <style:text-properties fo:font-weight="normal" officeooo:rsid="000cc7a8" style:font-weight-asian="normal" style:font-weight-complex="normal"/>
    </style:style>
    <style:style style:name="T16" style:family="text">
      <style:text-properties fo:font-weight="normal" officeooo:rsid="000d221f" style:font-weight-asian="normal" style:font-weight-complex="normal"/>
    </style:style>
    <style:style style:name="T17" style:family="text">
      <style:text-properties fo:font-weight="normal" officeooo:rsid="00120890" style:font-weight-asian="normal" style:font-weight-complex="normal"/>
    </style:style>
    <style:style style:name="T18" style:family="text">
      <style:text-properties fo:font-weight="normal" officeooo:rsid="0013f961" style:font-weight-asian="normal" style:font-weight-complex="normal"/>
    </style:style>
    <style:style style:name="T19" style:family="text">
      <style:text-properties fo:font-weight="normal" officeooo:rsid="00187a02" style:font-weight-asian="normal" style:font-weight-complex="normal"/>
    </style:style>
    <style:style style:name="T20" style:family="text">
      <style:text-properties fo:font-weight="normal" officeooo:rsid="00191f01" style:font-weight-asian="normal" style:font-weight-complex="normal"/>
    </style:style>
    <style:style style:name="T21" style:family="text">
      <style:text-properties officeooo:rsid="00034d4b"/>
    </style:style>
    <style:style style:name="T22" style:family="text">
      <style:text-properties style:font-name="Cantarell" fo:font-weight="normal" officeooo:rsid="00097516" style:font-weight-asian="normal" style:font-weight-complex="normal"/>
    </style:style>
    <style:style style:name="T23" style:family="text">
      <style:text-properties style:font-name="Cantarell" fo:font-weight="normal" officeooo:rsid="000c4394" style:font-name-asian="Calibri1" style:font-weight-asian="normal" style:font-name-complex="Times New Roman2" style:font-weight-complex="normal"/>
    </style:style>
    <style:style style:name="T24" style:family="text">
      <style:text-properties style:font-name="Times New Roman1" fo:font-weight="normal" style:font-weight-asian="normal" style:font-weight-complex="normal"/>
    </style:style>
    <style:style style:name="T25" style:family="text">
      <style:text-properties style:font-name="Times New Roman1" fo:font-weight="normal" officeooo:rsid="00097516" style:font-weight-asian="normal" style:font-weight-complex="normal"/>
    </style:style>
    <style:style style:name="T26" style:family="text">
      <style:text-properties style:font-name="Times New Roman1" fo:font-weight="normal" officeooo:rsid="000a9feb" style:font-weight-asian="normal" style:font-weight-complex="normal"/>
    </style:style>
    <style:style style:name="T27" style:family="text">
      <style:text-properties style:font-name="Times New Roman1" fo:font-weight="normal" officeooo:rsid="00120890" style:font-weight-asian="normal" style:font-weight-complex="normal"/>
    </style:style>
    <style:style style:name="T28" style:family="text">
      <style:text-properties style:font-name="Times New Roman1" fo:font-weight="normal" officeooo:rsid="000d221f" style:font-weight-asian="normal" style:font-weight-complex="normal"/>
    </style:style>
    <style:style style:name="T29" style:family="text">
      <style:text-properties style:font-name="Times New Roman1" fo:font-weight="normal" officeooo:rsid="0013f961" style:font-weight-asian="normal" style:font-weight-complex="normal"/>
    </style:style>
    <style:style style:name="T30" style:family="text">
      <style:text-properties style:font-name="Times New Roman1" fo:font-weight="normal" officeooo:rsid="0016cef3" style:font-weight-asian="normal" style:font-weight-complex="normal"/>
    </style:style>
    <style:style style:name="T31" style:family="text">
      <style:text-properties style:font-name="Times New Roman1" fo:font-weight="normal" officeooo:rsid="000a9feb" style:font-name-asian="Calibri1" style:font-weight-asian="normal" style:font-name-complex="Times New Roman2" style:font-weight-complex="normal"/>
    </style:style>
    <style:style style:name="T32" style:family="text">
      <style:text-properties style:font-name="Cantarell1"/>
    </style:style>
    <style:style style:name="T33" style:family="text">
      <style:text-properties style:font-name="Cantarell1" fo:font-weight="normal" officeooo:rsid="00097516" style:font-weight-asian="normal" style:font-weight-complex="normal"/>
    </style:style>
    <style:style style:name="T34" style:family="text">
      <style:text-properties style:font-name="Cantarell1" fo:font-weight="normal" officeooo:rsid="000a9feb" style:font-weight-asian="normal" style:font-weight-complex="normal"/>
    </style:style>
    <style:style style:name="T35" style:family="text">
      <style:text-properties style:font-name="Cantarell1" fo:font-weight="normal" officeooo:rsid="000d221f" style:font-weight-asian="normal" style:font-weight-complex="normal"/>
    </style:style>
    <style:style style:name="T36" style:family="text">
      <style:text-properties style:font-name="Cantarell1" fo:font-weight="normal" officeooo:rsid="000cc7a8" style:font-weight-asian="normal" style:font-weight-complex="normal"/>
    </style:style>
    <style:style style:name="T37" style:family="text">
      <style:text-properties style:font-name="Cantarell1" fo:font-weight="normal" officeooo:rsid="00120890" style:font-weight-asian="normal" style:font-weight-complex="normal"/>
    </style:style>
    <style:style style:name="T38" style:family="text">
      <style:text-properties style:font-name="Cantarell1" fo:font-weight="normal" officeooo:rsid="000a9feb" style:font-name-asian="Calibri1" style:font-weight-asian="normal" style:font-name-complex="Times New Roman2" style:font-weight-complex="normal"/>
    </style:style>
    <style:style style:name="T39" style:family="text">
      <style:text-properties style:font-name="Cantarell1" fo:font-style="normal" officeooo:rsid="00191f01" style:font-style-asian="normal" style:font-style-complex="normal"/>
    </style:style>
    <style:style style:name="T40" style:family="text">
      <style:text-properties style:font-name="Cantarell1" fo:font-style="normal" officeooo:rsid="0019d648" style:font-style-asian="normal" style:font-style-complex="normal"/>
    </style:style>
    <style:style style:name="T41" style:family="text">
      <style:text-properties style:font-name="Cantarell1" officeooo:rsid="0023cea5"/>
    </style:style>
    <style:style style:name="T42" style:family="text">
      <style:text-properties officeooo:rsid="000f7cb7"/>
    </style:style>
    <style:style style:name="T43" style:family="text">
      <style:text-properties officeooo:rsid="00187a02"/>
    </style:style>
    <style:style style:name="T44" style:family="text">
      <style:text-properties fo:font-style="normal" officeooo:rsid="00187a02" style:font-style-asian="normal" style:font-style-complex="normal"/>
    </style:style>
    <style:style style:name="T45" style:family="text">
      <style:text-properties fo:font-style="normal" officeooo:rsid="00191f01" style:font-style-asian="normal" style:font-style-complex="normal"/>
    </style:style>
    <style:style style:name="T46" style:family="text">
      <style:text-properties fo:font-style="normal" style:font-style-asian="normal" style:font-style-complex="normal" style:text-overline-style="solid" style:text-overline-width="auto" style:text-overline-color="font-color"/>
    </style:style>
    <style:style style:name="T47" style:family="text">
      <style:text-properties fo:font-style="normal" officeooo:rsid="001ec1e1" style:font-style-asian="normal" style:font-style-complex="normal" style:text-overline-style="solid" style:text-overline-width="auto" style:text-overline-color="font-color"/>
    </style:style>
    <style:style style:name="T48" style:family="text">
      <style:text-properties fo:font-style="normal" style:font-style-asian="normal" style:font-style-complex="normal" style:text-overline-style="none" style:text-overline-color="font-color"/>
    </style:style>
    <style:style style:name="T49" style:family="text">
      <style:text-properties fo:font-style="normal" officeooo:rsid="001ec1e1" style:font-style-asian="normal" style:font-style-complex="normal" style:text-overline-style="none" style:text-overline-color="font-color"/>
    </style:style>
    <style:style style:name="T50" style:family="text">
      <style:text-properties fo:font-style="normal" fo:font-weight="bold" style:font-style-asian="normal" style:font-weight-asian="bold" style:font-style-complex="normal" style:font-weight-complex="bold"/>
    </style:style>
    <style:style style:name="T51" style:family="text">
      <style:text-properties fo:font-style="normal" fo:font-weight="bold" officeooo:rsid="00187a02" style:font-style-asian="normal" style:font-weight-asian="bold" style:font-style-complex="normal" style:font-weight-complex="bold"/>
    </style:style>
    <style:style style:name="T52" style:family="text">
      <style:text-properties fo:font-style="normal" fo:font-weight="normal" officeooo:rsid="00187a02" style:font-style-asian="normal" style:font-weight-asian="normal" style:font-style-complex="normal" style:font-weight-complex="normal"/>
    </style:style>
    <style:style style:name="T53" style:family="text">
      <style:text-properties officeooo:rsid="00191f01"/>
    </style:style>
    <style:style style:name="T54" style:family="text">
      <style:text-properties style:text-position="super 58%" fo:font-style="normal" officeooo:rsid="00191f01" style:font-style-asian="normal" style:font-style-complex="normal"/>
    </style:style>
    <style:style style:name="T55" style:family="text">
      <style:text-properties style:text-position="super 58%" fo:font-style="normal" officeooo:rsid="0019d648" style:font-style-asian="normal" style:font-style-complex="normal"/>
    </style:style>
    <style:style style:name="T56" style:family="text">
      <style:text-properties style:text-position="super 58%" style:font-name="Cantarell" fo:font-style="normal" officeooo:rsid="0024f3d3" style:font-name-asian="Cantarell" style:font-style-asian="normal" style:font-name-complex="Cantarell" style:font-style-complex="normal"/>
    </style:style>
    <style:style style:name="T57" style:family="text">
      <style:text-properties style:text-position="super 58%" style:font-name="Cantarell" fo:font-style="normal" fo:font-weight="normal" officeooo:rsid="0024f3d3" style:font-name-asian="Cantarell" style:font-style-asian="normal" style:font-weight-asian="normal" style:font-name-complex="Cantarell" style:font-style-complex="normal" style:font-weight-complex="normal"/>
    </style:style>
    <style:style style:name="T58" style:family="text">
      <style:text-properties style:text-position="0% 100%" fo:font-style="normal" officeooo:rsid="0019d648" style:font-style-asian="normal" style:font-style-complex="normal"/>
    </style:style>
    <style:style style:name="T59" style:family="text">
      <style:text-properties style:text-position="0% 100%" fo:font-style="normal" officeooo:rsid="001f61a9" style:font-style-asian="normal" style:font-style-complex="normal"/>
    </style:style>
    <style:style style:name="T60" style:family="text">
      <style:text-properties style:text-position="0% 100%" style:font-name="Cantarell1" fo:font-style="normal" officeooo:rsid="0019d648" style:font-style-asian="normal" style:font-style-complex="normal"/>
    </style:style>
    <style:style style:name="T61" style:family="text">
      <style:text-properties style:text-position="0% 100%" style:font-name="Cantarell1" fo:font-style="normal" officeooo:rsid="001a1a77" style:font-style-asian="normal" style:font-style-complex="normal"/>
    </style:style>
    <style:style style:name="T62" style:family="text">
      <style:text-properties style:text-position="0% 100%" style:font-name="Cantarell1" fo:font-style="normal" officeooo:rsid="00191f01" style:font-style-asian="normal" style:font-style-complex="normal"/>
    </style:style>
    <style:style style:name="T63" style:family="text">
      <style:text-properties style:text-position="0% 100%" style:font-name="Cantarell1" fo:font-style="normal" officeooo:rsid="001f61a9" style:font-style-asian="normal" style:font-style-complex="normal"/>
    </style:style>
    <style:style style:name="T64" style:family="text">
      <style:text-properties style:text-position="0% 100%" style:font-name="Times New Roman1" fo:font-style="normal" officeooo:rsid="001a1a77" style:font-style-asian="normal" style:font-style-complex="normal"/>
    </style:style>
    <style:style style:name="T65" style:family="text">
      <style:text-properties style:text-position="0% 100%" style:font-name="Times New Roman1" fo:font-style="normal" officeooo:rsid="001b5109" style:font-style-asian="normal" style:font-style-complex="normal"/>
    </style:style>
    <style:style style:name="T66" style:family="text">
      <style:text-properties style:text-position="0% 100%" style:font-name="Times New Roman1" fo:font-style="normal" officeooo:rsid="001c7bd0" style:font-style-asian="normal" style:font-style-complex="normal"/>
    </style:style>
    <style:style style:name="T67" style:family="text">
      <style:text-properties style:text-position="0% 100%" style:font-name="Times New Roman1" fo:font-style="normal" officeooo:rsid="001dfba1" style:font-style-asian="normal" style:font-style-complex="normal"/>
    </style:style>
    <style:style style:name="T68" style:family="text">
      <style:text-properties style:text-position="0% 100%" style:font-name="Cantarell" fo:font-style="normal" officeooo:rsid="0024f3d3" style:font-name-asian="Cantarell" style:font-style-asian="normal" style:font-name-complex="Cantarell" style:font-style-complex="normal"/>
    </style:style>
    <style:style style:name="T69" style:family="text">
      <style:text-properties style:text-position="0% 100%" style:font-name="Cantarell" fo:font-style="normal" fo:font-weight="normal" officeooo:rsid="0024f3d3" style:font-name-asian="Cantarell" style:font-style-asian="normal" style:font-weight-asian="normal" style:font-name-complex="Cantarell" style:font-style-complex="normal" style:font-weight-complex="normal"/>
    </style:style>
    <style:style style:name="T70" style:family="text">
      <style:text-properties officeooo:rsid="0022f494"/>
    </style:style>
    <style:style style:name="T71" style:family="text">
      <style:text-properties officeooo:rsid="0023cea5"/>
    </style:style>
    <style:style style:name="T72" style:family="text">
      <style:text-properties style:font-name="Cantarell" officeooo:rsid="0023cea5" style:font-name-asian="Cantarell" style:font-name-complex="Cantarell"/>
    </style:style>
    <style:style style:name="T73" style:family="text">
      <style:text-properties style:font-name="Cantarell" officeooo:rsid="0024f3d3" style:font-name-asian="Cantarell" style:font-name-complex="Cantarell"/>
    </style:style>
    <style:style style:name="T74" style:family="text">
      <style:text-properties style:font-name="Cantarell" fo:font-weight="normal" officeooo:rsid="0024f3d3" style:font-name-asian="Cantarell" style:font-weight-asian="normal" style:font-name-complex="Cantarell" style:font-weight-complex="normal"/>
    </style:style>
    <style:style style:name="T75" style:family="text">
      <style:text-properties style:font-name="Cantarell" fo:font-style="normal" officeooo:rsid="0024f3d3" style:font-name-asian="Cantarell" style:font-style-asian="normal" style:font-name-complex="Cantarell" style:font-style-complex="normal"/>
    </style:style>
    <style:style style:name="T76" style:family="text">
      <style:text-properties style:font-name="Cantarell" fo:font-style="normal" officeooo:rsid="0024f3d3" style:font-name-asian="Cantarell" style:font-style-asian="normal" style:font-name-complex="Cantarell" style:font-style-complex="normal" style:text-overline-style="none" style:text-overline-color="font-color"/>
    </style:style>
    <style:style style:name="T77" style:family="text">
      <style:text-properties style:font-name="Cantarell" fo:font-style="normal" officeooo:rsid="0024f3d3" style:font-name-asian="Cantarell" style:font-style-asian="normal" style:font-name-complex="Cantarell" style:font-style-complex="normal" style:text-overline-style="solid" style:text-overline-width="auto" style:text-overline-color="font-color"/>
    </style:style>
    <style:style style:name="T78" style:family="text">
      <style:text-properties style:font-name="Cantarell" fo:font-style="normal" fo:font-weight="normal" officeooo:rsid="0024f3d3" style:font-name-asian="Cantarell" style:font-style-asian="normal" style:font-weight-asian="normal" style:font-name-complex="Cantarell" style:font-style-complex="normal" style:font-weight-complex="normal" style:text-overline-style="solid" style:text-overline-width="auto" style:text-overline-color="font-color"/>
    </style:style>
    <style:style style:name="T79" style:family="text">
      <style:text-properties style:font-name="Cantarell" fo:font-style="normal" fo:font-weight="normal" officeooo:rsid="0024f3d3" style:font-name-asian="Cantarell" style:font-style-asian="normal" style:font-weight-asian="normal" style:font-name-complex="Cantarell" style:font-style-complex="normal" style:font-weight-complex="normal" style:text-overline-style="none" style:text-overline-color="font-color"/>
    </style:style>
    <style:style style:name="T80" style:family="text">
      <style:text-properties officeooo:rsid="00269ab6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/>
      <text:p text:style-name="P20"/>
      <text:p text:style-name="P20"/>
      <text:p text:style-name="P20">ŽILINSKÁ UNIVERZITA V ŽILINE</text:p>
      <text:p text:style-name="P67">Riadenia a informatiky</text:p>
      <text:p text:style-name="P24"/>
      <text:p text:style-name="P24"/>
      <text:p text:style-name="P24"/>
      <text:p text:style-name="P24"/>
      <text:p text:style-name="P24"/>
      <text:p text:style-name="P24"/>
      <text:p text:style-name="P28">BAKALÁRSKA/DIPLOMOVÁ/</text:p>
      <text:p text:style-name="P28">DIZERTAČNÁ PRÁCA</text:p>
      <text:p text:style-name="P24"/>
      <text:p text:style-name="P24"/>
      <text:p text:style-name="P24"/>
      <text:p text:style-name="P24"/>
      <text:p text:style-name="P24"/>
      <text:p text:style-name="P21">MENO PRIEZVISKO</text:p>
      <text:p text:style-name="P33">Názov práce</text:p>
      <text:p text:style-name="P25">Vedúci práce: Meno Priezvisko</text:p>
      <text:p text:style-name="P25">Registračné číslo:</text:p>
      <text:p text:style-name="P29">Žilina, 2016</text:p>
      <text:p text:style-name="P65"/>
      <text:p text:style-name="P20"/>
      <text:p text:style-name="P20">ŽILINSKÁ UNIVERZITA V ŽILINE</text:p>
      <text:p text:style-name="P27">FAKULTA ......................................</text:p>
      <text:p text:style-name="P24"/>
      <text:p text:style-name="P24"/>
      <text:p text:style-name="P24"/>
      <text:p text:style-name="P24"/>
      <text:p text:style-name="P24"/>
      <text:p text:style-name="P24"/>
      <text:p text:style-name="Typ_20_práce">BAKALÁRSKA/DIPLOMOVÁ/</text:p>
      <text:p text:style-name="Typ_20_práce">DIZERTAČNÁ PRÁCA</text:p>
      <text:p text:style-name="P23">ŠTUDIJNÝ ODBOR:</text:p>
      <text:p text:style-name="P26"/>
      <text:p text:style-name="P24"/>
      <text:p text:style-name="P24"/>
      <text:p text:style-name="P22">MENO PRIEZVISKO</text:p>
      <text:p text:style-name="P20">Názov práce</text:p>
      <text:p text:style-name="P25">Žilinská univerzita v Žiline</text:p>
      <text:p text:style-name="P25">Fakulta ..................</text:p>
      <text:p text:style-name="P25">Školiace pracovisko.............. </text:p>
      <text:p text:style-name="P29">Žilina, 2016</text:p>
      <text:p text:style-name="P9"/>
      <text:p text:style-name="P19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4" text:outline-level="4">Úvodné pokyny pre použitie šablóny</text:h>
      <text:p text:style-name="P4"/>
      <text:p text:style-name="Standard">Väčšina nadpisov šablóny je previazaná na dokument Pokyny_pre_vypracovanie_ZP.docx. Sú v ňom podrobnejšie informácie o vypracovaní záverečnej práce. Linky budú správne fungovať vtedy a len vtedy keď si uložíte dokument so záverečnou prácou do toho istého priečinka, v ktorom sa nachádza uvedený dokument. Priamo z tejto šablóny nefungujú.</text:p>
      <text:h text:style-name="Heading_20_4" text:outline-level="4">(Pri vytváraní svojho dokumentu pokyny pre použitie šablóny vymažte!)</text:h>
      <text:p text:style-name="P5"><text:span text:style-name="Strong"/></text:p>
      <text:p text:style-name="P4"><text:span text:style-name="Strong"/></text:p>
      <text:p text:style-name="P4"><text:span text:style-name="Strong"/></text:p>
      <text:p text:style-name="P4"><text:span text:style-name="Strong"/></text:p>
      <text:p text:style-name="P4"><text:span text:style-name="Strong"/></text:p>
      <text:p text:style-name="P4"><text:span text:style-name="Strong"/></text:p>
      <text:p text:style-name="P4"><text:span text:style-name="Strong"/></text:p>
      <text:p text:style-name="P4"><text:span text:style-name="Strong"/></text:p>
      <text:p text:style-name="P4"><text:span text:style-name="Strong"/></text:p>
      <text:h text:style-name="Heading_20_4" text:outline-level="4"><text:a xlink:type="simple" xlink:href="../Pokyny_pre_vypracovanie_ZP.docx#Čestné_vyhlásenie" text:style-name="Internet_20_link" text:visited-style-name="Visited_20_Internet_20_Link">Čestné vyhlásenie</text:a></text:h>
      <text:p text:style-name="Standard">Podľa národnej legislatívy nie je v záverečnej práci povinné.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4" text:outline-level="4"><text:a xlink:type="simple" xlink:href="../Pokyny_pre_vypracovanie_ZP.docx#Poďakovanie" text:style-name="Internet_20_link" text:visited-style-name="Visited_20_Internet_20_Link">Poďakovanie</text:a></text:h>
      <text:p text:style-name="P12"/>
      <text:p text:style-name="Standard">Nie je povinné, vysvetlenie a príklad poďakovania</text:p>
      <text:p text:style-name="Standard"/>
      <text:p text:style-name="P10"/>
      <text:p text:style-name="P18"><text:a xlink:type="simple" xlink:href="../Pokyny_pre_vypracovanie_ZP.docx#Abstrakt" text:style-name="Internet_20_link" text:visited-style-name="Visited_20_Internet_20_Link">ABSTRAKT V ŠTÁTNOM JAZYKU</text:a></text:p>
      <text:p text:style-name="P34"><text:s/></text:p>
      <text:p text:style-name="P2">PRIEZVISKO, Meno: <text:span text:style-name="T2">Názov témy záverečnej práce</text:span>. [Bakalárska/ Diplomová/ Dizertačná práca]. – Názov univerzity. Názov fakulty; Názov školiaceho pracoviska. – Školiteľ/Vedúci: (tituly pred menom) Meno a priezvisko (tituly za menom) – <text:s text:c="2"/>Stupeň odbornej kvalifikácie: bakalár/magister/iný. – Mesto: skratka fakulty a univerzity, rok predloženia. Počet strán (napr. 35 s.)</text:p>
      <text:p text:style-name="Standard"><text:a xlink:type="simple" xlink:href="../Pokyny_pre_vypracovanie_ZP.docx#Príklad_abstrakt" text:style-name="Internet_20_link" text:visited-style-name="Visited_20_Internet_20_Link">Vysvetlenie a príklad.</text:a> </text:p>
      <text:p text:style-name="Standard"/>
      <text:p text:style-name="P2"><text:a xlink:type="simple" xlink:href="../Pokyny_pre_vypracovanie_ZP.docx#Kľúčové_slová" text:style-name="Internet_20_link" text:visited-style-name="Visited_20_Internet_20_Link"><text:span text:style-name="T3">Kľúčové slová</text:span></text:a><text:span text:style-name="T3">: </text:span><text:s/>(jednoslovné alebo viacslovné termíny, ktoré charakterizujú vecný obsah práce) </text:p>
      <text:p text:style-name="Abstrakt"/>
      <text:p text:style-name="Abstrakt"><text:a xlink:type="simple" xlink:href="../Pokyny_pre_vypracovanie_ZP.docx#Abstrakt_CJ" text:style-name="Internet_20_link" text:visited-style-name="Visited_20_Internet_20_Link">ABSTRAKT V CUDZOM JAZYKU</text:a></text:p>
      <text:p text:style-name="Standard"><text:s/><text:a xlink:type="simple" xlink:href="../Pokyny_pre_vypracovanie_ZP.docx#Abstrakt_CJ" text:style-name="Internet_20_link" text:visited-style-name="Visited_20_Internet_20_Link">Vysvetlenie.</text:a> </text:p>
      <text:p text:style-name="Standard"/>
      <text:p text:style-name="P7">Key words:</text:p>
      <text:p text:style-name="TOC_20_Heading"><text:a xlink:type="simple" xlink:href="../Pokyny_pre_vypracovanie_ZP.docx#Obsah" text:style-name="Internet_20_link" text:visited-style-name="Visited_20_Internet_20_Link">Obsah</text:a></text:p>
      <text:table-of-content text:style-name="Sect1" text:protected="true" text:name="Obsah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3"><text:a xlink:type="simple" xlink:href="#__RefHeading___Toc1489_1348644177">Zoznam obrázkov<text:tab/>7</text:a></text:p>
          <text:p text:style-name="P63"><text:a xlink:type="simple" xlink:href="#__RefHeading___Toc1491_1348644177">Zoznam tabuliek<text:tab/>8</text:a></text:p>
          <text:p text:style-name="P63"><text:a xlink:type="simple" xlink:href="#__RefHeading___Toc1493_1348644177">Zoznam skratiek<text:tab/>9</text:a></text:p>
          <text:p text:style-name="P63"><text:a xlink:type="simple" xlink:href="#__RefHeading___Toc1495_1348644177">Úvod<text:tab/>10</text:a></text:p>
          <text:p text:style-name="P63"><text:a xlink:type="simple" xlink:href="#__RefHeading___Toc1497_1348644177">1Booleova algebra<text:tab/>12</text:a></text:p>
          <text:p text:style-name="P64"><text:a xlink:type="simple" xlink:href="#__RefHeading___Toc1522_1348644177">1.1Definovanie pojmov<text:tab/>12</text:a></text:p>
          <text:p text:style-name="P64"><text:a xlink:type="simple" xlink:href="#__RefHeading___Toc992_778526469">1.2Definovanie Booleovej algebry<text:tab/>12</text:a></text:p>
          <text:p text:style-name="P64"><text:a xlink:type="simple" xlink:href="#__RefHeading___Toc1499_1348644177">1.3Booleova funkcia<text:tab/>14</text:a></text:p>
          <text:p text:style-name="P63"><text:a xlink:type="simple" xlink:href="#__RefHeading___Toc1501_1348644177">2Metodika práce a metódy skúmania<text:tab/>15</text:a></text:p>
          <text:p text:style-name="P63"><text:a xlink:type="simple" xlink:href="#__RefHeading___Toc1503_1348644177">3Výsledky práce a diskusia<text:tab/>16</text:a></text:p>
          <text:p text:style-name="P64"><text:a xlink:type="simple" xlink:href="#__RefHeading___Toc1505_1348644177">3.1Výsledky práce<text:tab/>16</text:a></text:p>
          <text:p text:style-name="P64"><text:a xlink:type="simple" xlink:href="#__RefHeading___Toc1507_1348644177">3.2Diskusia<text:tab/>16</text:a></text:p>
          <text:p text:style-name="P63"><text:a xlink:type="simple" xlink:href="#__RefHeading___Toc1509_1348644177">Záver<text:tab/>17</text:a></text:p>
          <text:p text:style-name="P63"><text:a xlink:type="simple" xlink:href="#__RefHeading___Toc1511_1348644177">Zoznam použitej literatúry<text:tab/>18</text:a></text:p>
          <text:p text:style-name="P63"><text:a xlink:type="simple" xlink:href="#__RefHeading___Toc1513_1348644177">Zoznam príloh<text:tab/>19</text:a></text:p>
          <text:p text:style-name="P63"><text:a xlink:type="simple" xlink:href="#__RefHeading___Toc1515_1348644177">Prílohy<text:tab/>19</text:a></text:p>
          <text:p text:style-name="P64"><text:a xlink:type="simple" xlink:href="#__RefHeading___Toc1517_1348644177">Príloha A: Názov prílohy<text:tab/>20</text:a></text:p>
          <text:p text:style-name="P64"><text:a xlink:type="simple" xlink:href="#__RefHeading___Toc1519_1348644177">Príloha B: Obsah DVD<text:tab/>21</text:a></text:p>
        </text:index-body>
      </text:table-of-content>
      <text:h text:style-name="P51" text:outline-level="1"><text:bookmark-start text:name="_Toc442695624"/><text:bookmark-start text:name="__RefHeading___Toc1489_1348644177"/><text:bookmark-start text:name="_Toc434923879"/><text:a xlink:type="simple" xlink:href="../Pokyny_pre_vypracovanie_ZP.docx#Zoznam_obrázkov" text:style-name="Internet_20_link" text:visited-style-name="Visited_20_Internet_20_Link">Zoznam obrázkov</text:a><text:bookmark-end text:name="_Toc442695624"/><text:bookmark-end text:name="__RefHeading___Toc1489_1348644177"/><text:bookmark-end text:name="_Toc434923879"/></text:h>
      <text:illustration-index text:style-name="Sect1" text:protected="true" text:name="Zoznam ilustrácií1">
        <text:illustration-index-source text:caption-sequence-name="Illustration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8">Nenašli sa žiadne položky zoznamu obrázkov.</text:p>
        </text:index-body>
      </text:illustration-index>
      <text:h text:style-name="P51" text:outline-level="1"><text:bookmark-start text:name="_Toc442695625"/><text:bookmark-start text:name="__RefHeading___Toc1491_1348644177"/><text:bookmark-start text:name="_Toc434923880"/><text:a xlink:type="simple" xlink:href="../Pokyny_pre_vypracovanie_ZP.docx#Zoznam_obrázkov" text:style-name="Internet_20_link" text:visited-style-name="Visited_20_Internet_20_Link">Zoznam tabuliek</text:a><text:bookmark-end text:name="_Toc442695625"/><text:bookmark-end text:name="__RefHeading___Toc1491_1348644177"/><text:bookmark-end text:name="_Toc434923880"/></text:h>
      <text:illustration-index text:style-name="Sect1" text:protected="true" text:name="Zoznam ilustrácií1">
        <text:illustration-index-source text:caption-sequence-name="Table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13">Nenašli sa žiadne položky zoznamu obrázkov.</text:p>
        </text:index-body>
      </text:illustration-index>
      <text:h text:style-name="P51" text:outline-level="1"><text:bookmark-start text:name="_Toc442695626"/><text:bookmark-start text:name="__RefHeading___Toc1493_1348644177"/><text:bookmark-start text:name="_Toc434923881"/><text:a xlink:type="simple" xlink:href="../Pokyny_pre_vypracovanie_ZP.docx#Zoznam_skratiek" text:style-name="Internet_20_link" text:visited-style-name="Visited_20_Internet_20_Link">Zoznam skratiek</text:a><text:bookmark-end text:name="_Toc442695626"/><text:bookmark-end text:name="__RefHeading___Toc1493_1348644177"/><text:bookmark-end text:name="_Toc434923881"/></text:h>
      <text:p text:style-name="Skratky">ANSA <text:tab/>Automated Network Simulation and Analysis</text:p>
      <text:p text:style-name="Skratky">BFD<text:tab/>Automated Network Simulation and Analysis</text:p>
      <text:p text:style-name="Skratky">Cisco IOS<text:tab/>Cisco Internetwork Operating System</text:p>
      <text:h text:style-name="P51" text:outline-level="1"><text:bookmark-start text:name="_Toc442695627"/><text:bookmark-start text:name="__RefHeading___Toc1495_1348644177"/><text:bookmark-start text:name="_Toc434923882"/><text:a xlink:type="simple" xlink:href="../Pokyny_pre_vypracovanie_ZP.docx#Úvod" text:style-name="Internet_20_link" text:visited-style-name="Visited_20_Internet_20_Link">Úvod</text:a><text:bookmark-end text:name="_Toc442695627"/><text:bookmark-end text:name="__RefHeading___Toc1495_1348644177"/><text:bookmark-end text:name="_Toc434923882"/></text:h>
      <text:p text:style-name="Standard">Úvodný text sa píše v štýle odseku textu Normálny. Ten je v tejto šablóne nastavený a neodporúčame ho meniť. </text:p>
      <text:p text:style-name="Standard">Zásady spracovania záverečnej práce sú uvedené <text:a xlink:type="simple" xlink:href="../Pokyny_pre_vypracovanie_ZP.docx#Zásady_spracovania_ZP" text:style-name="Internet_20_link" text:visited-style-name="Visited_20_Internet_20_Link">TU</text:a>.</text:p>
      <text:p text:style-name="Standard">Formálna úprava záverečných prác je uvedená <text:a xlink:type="simple" xlink:href="../Pokyny_pre_vypracovanie_ZP.docx#Formálna_úprava_ZP" text:style-name="Internet_20_link" text:visited-style-name="Visited_20_Internet_20_Link">TU</text:a></text:p>
      <text:h text:style-name="Heading_20_4" text:outline-level="4"><text:bookmark-start text:name="_Toc434923883"/>Pokyny pre používanie šablóny</text:h>
      <text:p text:style-name="Standard">V šablóne sú pripravené štyri typy nadpisov:</text:p>
      <text:list xml:id="list540240485036640482" text:style-name="WWNum14">
        <text:list-item>
          <text:p text:style-name="P57"><text:span text:style-name="T3">Nadpis 1</text:span> je číslovaný a začína vždy na novej stránke (dá sa priradiť klávesom <text:span text:style-name="T3">F5</text:span>)</text:p>
        </text:list-item>
        <text:list-item>
          <text:p text:style-name="P57"><text:span text:style-name="T3">Nadpis 2</text:span> nadväzuje číslovaním na Nadpis 1 (<text:span text:style-name="T3">F6</text:span>)</text:p>
        </text:list-item>
        <text:list-item>
          <text:p text:style-name="P57"><text:span text:style-name="T3">Nadpis 3</text:span> nadväzuje číslovaním na predchádzajúce nadpisy (<text:span text:style-name="T3">F7</text:span>)</text:p>
        </text:list-item>
        <text:list-item>
          <text:p text:style-name="P57"><text:span text:style-name="T3">Nadpis 4</text:span> je bez čísla (<text:span text:style-name="T3">F8</text:span>)</text:p>
        </text:list-item>
      </text:list>
      <text:p text:style-name="Standard">V šablóne sú pripravené ďalšie štýly odseku textu, pri ktorých odporúčame nemeniť ich nastavené vlastnosti:</text:p>
      <text:list xml:id="list4892400778938199428" text:style-name="WWNum15">
        <text:list-item>
          <text:p text:style-name="P58"><text:span text:style-name="T3">Normálny</text:span> je určený na písanie bežného textu (<text:span text:style-name="T3">F4</text:span>)</text:p>
        </text:list-item>
        <text:list-item>
          <text:p text:style-name="P58"><text:span text:style-name="T3">Obrázok</text:span> je zarovnaný na stred a určený pre obrázky a ich popis (<text:span text:style-name="T3">F10</text:span>)</text:p>
        </text:list-item>
        <text:list-item>
          <text:p text:style-name="P58"><text:span text:style-name="T3">Skratky</text:span> je určený na písanie zoznamu skratiek použitých v dokumente</text:p>
        </text:list-item>
        <text:list-item>
          <text:p text:style-name="P58"><text:span text:style-name="T3">Literatúra</text:span> je určený na písanie zoznamu literatúry (ešte nie je pripravený)</text:p>
        </text:list-item>
        <text:list-item>
          <text:p text:style-name="P58"><text:span text:style-name="T3">Tabuľka</text:span> je určený na vkladanie textu do tabuliek</text:p>
        </text:list-item>
        <text:list-item>
          <text:p text:style-name="P58"><text:span text:style-name="T3">Typ práce </text:span>je určený na vypísanie typu práce do hlavičky</text:p>
        </text:list-item>
      </text:list>
      <text:h text:style-name="Heading_20_4" text:outline-level="4">Pokyny pre prácu s ilustráciami</text:h>
      <text:p text:style-name="Standard">Ilustrácie sú obrázky obs<text:bookmark text:name="_GoBack"/>ahujúce grafy, diagramy, mapy, schémy a pod. Nie je potrebné rozlišovať rozličné typy ilustrácií, stačí, ak sa všetky označia ako „Obrázok”.</text:p>
      <text:h text:style-name="Heading_20_4" text:outline-level="4">Vloženie ilustrácie</text:h>
      <text:p text:style-name="Standard">Obrázky a tabuľky vkladáme v tejto šablóne takto:</text:p>
      <text:list xml:id="list1111344323159011421" text:style-name="WWNum18">
        <text:list-item>
          <text:p text:style-name="P59">Karta <text:span text:style-name="T3">Vložiť</text:span> → <text:span text:style-name="T3">Obrázok</text:span></text:p>
        </text:list-item>
        <text:list-item>
          <text:p text:style-name="P59">Na obrázku klikneme na pravé tlačidlo myši → <text:span text:style-name="T3">Vložiť popis</text:span></text:p>
        </text:list-item>
        <text:list-item>
          <text:p text:style-name="P59">Do poľa <text:span text:style-name="T3">Popis</text:span> dopíšeme názov obrázku</text:p>
        </text:list-item>
        <text:list-item>
          <text:p text:style-name="P59">Na obrázok a jeho popis použijeme štýl <text:span text:style-name="T3">Obrázok</text:span> (<text:span text:style-name="T3">F10</text:span>)</text:p>
        </text:list-item>
      </text:list>
      <text:p text:style-name="Standard">V texte sa na vytvorené obrázky a tabuľky odkazujeme krížovými odkazmi. Krížový odkaz na obrázky a tabuľky vytvoríme takto: </text:p>
      <text:list xml:id="list1613109104608086754" text:style-name="WWNum19">
        <text:list-item>
          <text:p text:style-name="P60"><text:soft-page-break/>Nastavíme sa kurzorom tam, kde sa má objaviť odkaz,</text:p>
        </text:list-item>
        <text:list-item>
          <text:p text:style-name="P60">Na karte <text:span text:style-name="T3">Vložiť</text:span> <text:s/>→ <text:span text:style-name="T3">Krížový odkaz</text:span> </text:p>
        </text:list-item>
        <text:list-item>
          <text:p text:style-name="P60">V dialógovom okne pre <text:span text:style-name="T3">Krížový odkaz</text:span> v poli <text:span text:style-name="T3">Typ odkazu</text:span> vyberieme <text:span text:style-name="T3">Tabuľka</text:span> alebo <text:span text:style-name="T3">Obrázok</text:span> </text:p>
        </text:list-item>
        <text:list-item>
          <text:p text:style-name="P60">V poli <text:span text:style-name="T3">Vložiť odkaz</text:span> <text:s/>vyberieme <text:span text:style-name="T3">Iba menovka a číslo</text:span> </text:p>
        </text:list-item>
        <text:list-item>
          <text:p text:style-name="P60">Zo zoznamu popisov vyberieme tabuľku alebo obrázok a zaškrtneme <text:span text:style-name="T3">Hypertextový odkaz</text:span></text:p>
        </text:list-item>
        <text:list-item>
          <text:p text:style-name="P60">Klikneme na <text:span text:style-name="T3">Vložiť</text:span> </text:p>
        </text:list-item>
      </text:list>
      <text:h text:style-name="Heading_20_4" text:outline-level="4">Aktualizácia krížových odkazov a popisov obrázkov</text:h>
      <text:p text:style-name="Standard">Pokiaľ v texte vymažete alebo pridáte ilustráciu, tak je potrebné prečíslovanie ilustrácií a krížových odkazov:</text:p>
      <text:list xml:id="list4719598252331265194" text:style-name="WWNum20">
        <text:list-item>
          <text:p text:style-name="P61">Vyberte celý dokument (<text:span text:style-name="T3">Ctrl + A</text:span>)</text:p>
        </text:list-item>
        <text:list-item>
          <text:p text:style-name="P61">Stlačte kláves <text:span text:style-name="T3">F9</text:span></text:p>
        </text:list-item>
      </text:list>
      <text:p text:style-name="Standard">Obrázky by mali byť kreslené v rovnakom štýle s popisom v jazyku práce. Podrobnejší popis pre prácu s ilustráciami nájdete <text:a xlink:type="simple" xlink:href="../Pokyny_pre_vypracovanie_ZP.docx#Ilustrácie" text:style-name="Internet_20_link" text:visited-style-name="Visited_20_Internet_20_Link">tu</text:a>.</text:p>
      <text:h text:style-name="Heading_20_4" text:outline-level="4">Pokyny pre prácu s tabuľkami</text:h>
      <text:p text:style-name="Standard">Každá tabuľka musí mať poradové číslo a titulok, umiestnený zvyčajne nad tabuľkou, pričom titulok je zarovnaný na pravú stranu tabuľky. Tabuľky by mali byť rovnako naformátované s rovnakým vzhľadom buniek.</text:p>
      <text:p text:style-name="Standard">Podrobnejší popis pre prácu s tabuľkami nájdete <text:a xlink:type="simple" xlink:href="../Pokyny_pre_vypracovanie_ZP.docx#Tabuľky" text:style-name="Internet_20_link" text:visited-style-name="Visited_20_Internet_20_Link">tu</text:a>.</text:p>
      <text:h text:style-name="Heading_20_4" text:outline-level="4">Zoznam použitej literatúry</text:h>
      <text:p text:style-name="Standard">Bibliografické odkazy vkladajte cez kartu <text:span text:style-name="T3">Referencie,</text:span> zoskupenie nástrojov <text:span text:style-name="T3">Citácie a bibliografia</text:span>. </text:p>
      <text:p text:style-name="Standard"><text:s/></text:p>
      <text:list xml:id="list6291458263072660117" text:style-name="WWNum1">
        <text:list-item>
          <text:h text:style-name="P53" text:outline-level="1"><text:bookmark-end text:name="_Toc434923883"/><text:bookmark-start text:name="_Toc442695628"/><text:bookmark-start text:name="__RefHeading___Toc1497_1348644177"/><text:span text:style-name="T21">B</text:span><text:bookmark-end text:name="_Toc442695628"/><text:span text:style-name="T21">ooleova algebra</text:span><text:bookmark-end text:name="__RefHeading___Toc1497_1348644177"/></text:h>
          <text:p text:style-name="P66">George Boole bol významným anglickým matematikom, ktorý žil v prvej polovici dvanásteho storočia. Zaoberal sa logikou a jej zjednodušením do jednoduchej algebry dvoch stavov alebo logických úrovní. Pretože do matematiky túto logiku zaviedol, bola po ňom algebra logiky neskôr pomenovaná ako Booleová algebra. </text:p>
        </text:list-item>
      </text:list>
      <text:h text:style-name="P46" text:outline-level="2"><text:bookmark-start text:name="__RefHeading___Toc1522_1348644177"/><text:span text:style-name="T70">Definovanie</text:span> pojmov<text:bookmark-end text:name="__RefHeading___Toc1522_1348644177"/></text:h>
      <text:list xml:id="list2660584841690049321" text:style-name="L1">
        <text:list-header>
          <text:p text:style-name="P43">V nasledujúci text vychádza z prác [1],[2],[3].</text:p>
        </text:list-header>
        <text:list-item>
          <text:p text:style-name="P35"><text:span text:style-name="T4">Binárna operácia</text:span><text:span text:style-name="T12"> –</text:span><text:span text:style-name="T13"> </text:span><text:span text:style-name="T14">Zobrazením množiny K do množiny L, kde </text:span><text:span text:style-name="T22">K </text:span><text:span text:style-name="T14">= </text:span><text:span text:style-name="T22">L</text:span><text:span text:style-name="T14"> </text:span><text:span text:style-name="T22">x L </text:span><text:span text:style-name="T25">nazveme binárnou operáciou na množine </text:span><text:span text:style-name="T33">L</text:span><text:span text:style-name="T25"> a označíme </text:span><text:span text:style-name="T33">,,</text:span><text:span text:style-name="T34">z = x * y </text:span><text:span text:style-name="T26">na </text:span><text:span text:style-name="T34">L“</text:span><text:span text:style-name="T26"> </text:span><text:span text:style-name="T30">(operácia násobenia) </text:span><text:span text:style-name="T26">a </text:span><text:span text:style-name="T34">,,z = x + y </text:span><text:span text:style-name="T26">na </text:span><text:span text:style-name="T34">L“</text:span><text:span text:style-name="T26"> </text:span><text:span text:style-name="T30">(operácia násobenia).</text:span><text:span text:style-name="T26"> Binárnu operáciu na </text:span><text:span text:style-name="T34">L</text:span><text:span text:style-name="T26"> potom tvorí každá podmnožina </text:span><text:span text:style-name="T34">U</text:span><text:span text:style-name="T26"> karteziánskeho súčinu </text:span><text:span text:style-name="T34">(LxL)xL</text:span><text:span text:style-name="T26"> taká že každej usporiadanej dvojici </text:span><text:span text:style-name="T34">[x,y] </text:span><text:span text:style-name="T23">Є</text:span><text:span text:style-name="T38"> L x L </text:span><text:span text:style-name="T31">existuje práve jedno </text:span><text:span text:style-name="T38">z </text:span><text:span text:style-name="T23">Є</text:span><text:span text:style-name="T38"> L</text:span><text:span text:style-name="T31"> tak, že </text:span><text:span text:style-name="T38">[[x,y],z] </text:span><text:span text:style-name="T23">Є </text:span><text:span text:style-name="T38">U.</text:span></text:p>
        </text:list-item>
        <text:list-item>
          <text:p text:style-name="P36"><text:span text:style-name="T5">Unárna operácia –</text:span><text:span text:style-name="T15"> zobrazením množiny K do množiny </text:span><text:span text:style-name="T36">L</text:span><text:span text:style-name="T15">, kde </text:span><text:span text:style-name="T36">K = L x L</text:span><text:span text:style-name="T15">, nazveme unárna operácia na množine L a označíme ju naor. ,</text:span><text:span text:style-name="T36">, x = </text:span><text:span text:style-name="T35">X_ na L</text:span><text:span text:style-name="T16">“. Unárna operácia na </text:span><text:span text:style-name="T35">L</text:span><text:span text:style-name="T16"> potom tvorí každá podmnožina V karteziánského súčinu <text:line-break/></text:span><text:span text:style-name="T35">L x L</text:span><text:span text:style-name="T16"> taká, že ku každému prvku </text:span><text:span text:style-name="T35">x</text:span><text:span text:style-name="T16"> </text:span><text:span text:style-name="T23">Є </text:span><text:span text:style-name="T16">L existuje práve jedno </text:span><text:span text:style-name="T35">y</text:span><text:span text:style-name="T16"> </text:span><text:span text:style-name="T23">Є</text:span><text:span text:style-name="T16"> </text:span><text:span text:style-name="T35">L</text:span><text:span text:style-name="T16"> tak, že </text:span><text:span text:style-name="T35">[x,y] </text:span><text:span text:style-name="T23">Є</text:span><text:span text:style-name="T35"> V</text:span><text:span text:style-name="T16">.</text:span></text:p>
        </text:list-item>
        <text:list-item>
          <text:p text:style-name="P35"><text:span text:style-name="T4">Neutrálny prvok</text:span> –<text:span text:style-name="T42"> </text:span><text:span text:style-name="T17">neutrálnym prvkom vzhľadom na operáciu </text:span><text:span text:style-name="T37">u = x * y</text:span><text:span text:style-name="T17"> na </text:span><text:span text:style-name="T37">L </text:span><text:span text:style-name="T27">nazveme prvok </text:span><text:span text:style-name="T37">e</text:span><text:span text:style-name="T27"> </text:span><text:span text:style-name="T23">Є</text:span><text:span text:style-name="T28"> </text:span><text:span text:style-name="T35">L </text:span><text:span text:style-name="T27">pre ktorý platí:</text:span></text:p>
        </text:list-item>
      </text:list>
      <text:p text:style-name="P31">x * e = x</text:p>
      <text:p text:style-name="P30"><text:span text:style-name="T12"><text:tab/></text:span><text:span text:style-name="T24">a vzhľadom na operáciu</text:span><text:span text:style-name="T12"> <text:s/>u = x </text:span><text:span text:style-name="T18">+</text:span><text:span text:style-name="T12"> y </text:span><text:span text:style-name="T24">na</text:span><text:span text:style-name="T12"> L </text:span><text:span text:style-name="T29">:</text:span></text:p>
      <text:p text:style-name="P32">x + e = x</text:p>
      <text:h text:style-name="Heading_20_2" text:outline-level="2"><text:bookmark-start text:name="__RefHeading___Toc992_778526469"/>Defi<text:span text:style-name="T80">novanie Booleovej algebry</text:span><text:bookmark-end text:name="__RefHeading___Toc992_778526469"/></text:h>
      <text:p text:style-name="P15">Množinu <text:span text:style-name="T32">B</text:span> a na nej definované operácie budeme nazývať Booleovou algebou , pokiaľ budú splnené všetky nasledujúce podmienky:</text:p>
      <text:list xml:id="list7373647803190403868" text:style-name="L2">
        <text:list-item>
          <text:p text:style-name="P40"><text:soft-page-break/>Množina <text:span text:style-name="T32">B </text:span><text:span text:style-name="T41">= {0,1} </text:span><text:span text:style-name="T71">obsahuje dva rozdielne prvky 0 , 1 a na ktorej je definovaná rovnosť prvkov nasledovne:<text:tab/><text:tab/><text:line-break/><text:tab/><text:tab/><text:tab/></text:span><text:span text:style-name="T72">0 ≥ 0 , 0 ≤ 1 , 1 ≤ 1</text:span></text:p>
        </text:list-item>
        <text:list-item>
          <text:p text:style-name="P39">Na množine <text:span text:style-name="T32">B</text:span> sú definované dve binárne operácie (operácia <text:span text:style-name="T4">násobenia/</text:span><text:span text:style-name="T7">konjinkcie</text:span> <text:span text:style-name="T20">ktorú si </text:span><text:span text:style-name="T53">označme „</text:span><text:span text:style-name="T73">⌃</text:span><text:span text:style-name="T53">‘‘ </text:span>a <text:span text:style-name="T4">sčítania/</text:span><text:span text:style-name="T7">disjunkcie</text:span><text:span text:style-name="T4"> </text:span><text:span text:style-name="T20">označme</text:span><text:span text:style-name="T6"> </text:span><text:span text:style-name="T20">„</text:span><text:span text:style-name="T74">⌄</text:span><text:span text:style-name="T20">‘</text:span><text:span text:style-name="T6">‘</text:span>) a jedna <text:span text:style-name="T4">unárna </text:span>operácia (operácia komplementu).</text:p>
        </text:list-item>
        <text:list-item>
          <text:p text:style-name="P41">Obe binárne operácie sú <text:span text:style-name="T12">komutatívne</text:span> a <text:span text:style-name="T12">asociatívne</text:span>.</text:p>
        </text:list-item>
        <text:list-item>
          <text:p text:style-name="P37"><text:span text:style-name="T43">Binárna operácia </text:span><text:span text:style-name="T19">násobenia</text:span><text:span text:style-name="T43"> je </text:span><text:span text:style-name="Emphasis"><text:span text:style-name="T50">distributívna</text:span></text:span><text:span text:style-name="Emphasis"> </text:span><text:span text:style-name="Emphasis"><text:span text:style-name="T44">vzhľadom na operáciu sčítania a operácia </text:span></text:span><text:span text:style-name="Emphasis"><text:span text:style-name="T52">sčítania</text:span></text:span><text:span text:style-name="Emphasis"><text:span text:style-name="T44"> je </text:span></text:span><text:span text:style-name="Emphasis"><text:span text:style-name="T51">distributívna</text:span></text:span><text:span text:style-name="Emphasis"><text:span text:style-name="T44"> vzhľadom na operáciu násobenia.</text:span></text:span></text:p>
        </text:list-item>
        <text:list-item>
          <text:p text:style-name="P38"><text:span text:style-name="Emphasis"><text:span text:style-name="T44">Ku každej z binárnych operácii existuje práve jeden neutrálny prvok, a súčasne sú tieto neutrálne prvky nanvzájom rôzne. </text:span></text:span><text:span text:style-name="Emphasis"><text:span text:style-name="T45">Povedzme, že pre operáciu „</text:span></text:span><text:span text:style-name="Emphasis"><text:span text:style-name="T75">⌃</text:span></text:span><text:span text:style-name="Emphasis"><text:span text:style-name="T45">‘‘ označíme neutrálny prvok </text:span></text:span><text:span text:style-name="Emphasis"><text:span text:style-name="T39">e</text:span></text:span><text:span text:style-name="Emphasis"><text:span text:style-name="T56">⌃</text:span></text:span><text:span text:style-name="Emphasis"><text:span text:style-name="T54"> <text:s/></text:span></text:span><text:span text:style-name="Emphasis"><text:span text:style-name="T58">a pre operáciu „</text:span></text:span><text:span text:style-name="Emphasis"><text:span text:style-name="T69">⌄</text:span></text:span><text:span text:style-name="Emphasis"><text:span text:style-name="T58">‘‘ budeme označovať neutrálny prvok </text:span></text:span><text:span text:style-name="Emphasis"><text:span text:style-name="T60">e</text:span></text:span><text:span text:style-name="Emphasis"><text:span text:style-name="T57">⌄</text:span></text:span><text:span text:style-name="Emphasis"><text:span text:style-name="T58">. </text:span></text:span><text:span text:style-name="Emphasis"><text:span text:style-name="T59">Pre neutrálny prvok platí, že </text:span></text:span><text:span text:style-name="Emphasis"><text:span text:style-name="T63">x </text:span></text:span><text:span text:style-name="Emphasis"><text:span text:style-name="T68">⌃</text:span></text:span><text:span text:style-name="Emphasis"><text:span text:style-name="T63"> </text:span></text:span><text:span text:style-name="Emphasis"><text:span text:style-name="T62">e</text:span></text:span><text:span text:style-name="Emphasis"><text:span text:style-name="T56">⌃</text:span></text:span><text:span text:style-name="Emphasis"><text:span text:style-name="T63"> = x</text:span></text:span><text:span text:style-name="Emphasis"><text:span text:style-name="T59"> <text:s/>a súčasne aj <text:s/></text:span></text:span><text:span text:style-name="Emphasis"><text:span text:style-name="T63">x </text:span></text:span><text:span text:style-name="Emphasis"><text:span text:style-name="T69">⌄</text:span></text:span><text:span text:style-name="Emphasis"><text:span text:style-name="T63"> </text:span></text:span><text:span text:style-name="Emphasis"><text:span text:style-name="T60">e</text:span></text:span><text:span text:style-name="Emphasis"><text:span text:style-name="T57">⌄</text:span></text:span><text:span text:style-name="Emphasis"><text:span text:style-name="T63"> = x</text:span></text:span><text:span text:style-name="Emphasis"><text:span text:style-name="T59">.</text:span></text:span></text:p>
        </text:list-item>
        <text:list-item>
          <text:p text:style-name="P38"><text:span text:style-name="Emphasis"><text:span text:style-name="T45">Unárna operácia </text:span></text:span><text:span text:style-name="Emphasis"><text:span text:style-name="T39">y = x‘</text:span></text:span><text:span text:style-name="Emphasis"><text:span text:style-name="T45"> definovaná na </text:span></text:span><text:span text:style-name="Emphasis"><text:span text:style-name="T39">B</text:span></text:span><text:span text:style-name="Emphasis"><text:span text:style-name="T45"> splňuje podmienku že:<text:line-break/></text:span></text:span><text:span text:style-name="Emphasis"><text:span text:style-name="T40">x </text:span></text:span><text:span text:style-name="Emphasis"><text:span text:style-name="T75">⌃</text:span></text:span><text:span text:style-name="Emphasis"><text:span text:style-name="T40"> x‘ = e</text:span></text:span><text:span text:style-name="Emphasis"><text:span text:style-name="T56">⌃</text:span></text:span><text:span text:style-name="Emphasis"><text:span text:style-name="T55"> </text:span></text:span><text:span text:style-name="Emphasis"><text:span text:style-name="T58">a zároveň <text:s/></text:span></text:span><text:span text:style-name="Emphasis"><text:span text:style-name="T60">x </text:span></text:span><text:span text:style-name="Emphasis"><text:span text:style-name="T69">⌄</text:span></text:span><text:span text:style-name="Emphasis"><text:span text:style-name="T60"> x‘ = e</text:span></text:span><text:span text:style-name="Emphasis"><text:span text:style-name="T57">⌄</text:span></text:span></text:p>
        </text:list-item>
      </text:list>
      <text:p text:style-name="P44"><text:span text:style-name="Emphasis"><text:span text:style-name="T64">Takto zavedenú Booleovu algebru môžeme zapísať ( </text:span></text:span><text:span text:style-name="Emphasis"><text:span text:style-name="T61">B , </text:span></text:span><text:span text:style-name="Emphasis"><text:span text:style-name="T68">⌃</text:span></text:span><text:span text:style-name="Emphasis"><text:span text:style-name="T61"> , </text:span></text:span><text:span text:style-name="Emphasis"><text:span text:style-name="T69">⌄</text:span></text:span><text:span text:style-name="Emphasis"><text:span text:style-name="T61"> , ‘ </text:span></text:span><text:span text:style-name="Emphasis"><text:span text:style-name="T64">). </text:span></text:span><text:span text:style-name="Emphasis"><text:span text:style-name="T65">V definícii Booleovej algebry som použil pojmi ako komutatívnosť, asociatívnosť alebo distributívnosť. </text:span></text:span><text:span text:style-name="Emphasis"><text:span text:style-name="T66">Sú to vlastnosti binárnych operácii a všetky tieto vlastnosti nám opisujú tzv. zákony Booleovej algebry:</text:span></text:span></text:p>
      <text:list xml:id="list4117617270800655200" text:style-name="L3">
        <text:list-item>
          <text:p text:style-name="P42"><text:span text:style-name="Emphasis"><text:span text:style-name="T66">Komutatívnosť<text:tab/>x </text:span></text:span><text:span text:style-name="Emphasis"><text:span text:style-name="T68">⌃</text:span></text:span><text:span text:style-name="Emphasis"><text:span text:style-name="T66"> y = y </text:span></text:span><text:span text:style-name="Emphasis"><text:span text:style-name="T68">⌃</text:span></text:span><text:span text:style-name="Emphasis"><text:span text:style-name="T66"> x<text:tab/> <text:line-break/> <text:tab/><text:tab/><text:tab/>x </text:span></text:span><text:span text:style-name="Emphasis"><text:span text:style-name="T69">⌄</text:span></text:span><text:span text:style-name="Emphasis"><text:span text:style-name="T66"> y = y </text:span></text:span><text:span text:style-name="Emphasis"><text:span text:style-name="T69">⌄</text:span></text:span><text:span text:style-name="Emphasis"><text:span text:style-name="T66"> x</text:span></text:span></text:p>
        </text:list-item>
        <text:list-item>
          <text:p text:style-name="P42"><text:span text:style-name="Emphasis"><text:span text:style-name="T66">Asociatívnosť<text:tab/> <text:tab/>x </text:span></text:span><text:span text:style-name="Emphasis"><text:span text:style-name="T68">⌃</text:span></text:span><text:span text:style-name="Emphasis"><text:span text:style-name="T66"> (y </text:span></text:span><text:span text:style-name="Emphasis"><text:span text:style-name="T68">⌃</text:span></text:span><text:span text:style-name="Emphasis"><text:span text:style-name="T66"> z) = (x </text:span></text:span><text:span text:style-name="Emphasis"><text:span text:style-name="T68">⌃</text:span></text:span><text:span text:style-name="Emphasis"><text:span text:style-name="T66"> y) </text:span></text:span><text:span text:style-name="Emphasis"><text:span text:style-name="T68">⌃</text:span></text:span><text:span text:style-name="Emphasis"><text:span text:style-name="T66"> z<text:tab/> <text:line-break/><text:tab/><text:tab/><text:tab/>x </text:span></text:span><text:span text:style-name="Emphasis"><text:span text:style-name="T69">⌄ </text:span></text:span><text:span text:style-name="Emphasis"><text:span text:style-name="T66">(y </text:span></text:span><text:span text:style-name="Emphasis"><text:span text:style-name="T69">⌄</text:span></text:span><text:span text:style-name="Emphasis"><text:span text:style-name="T66"> z) = (x </text:span></text:span><text:span text:style-name="Emphasis"><text:span text:style-name="T69">⌄</text:span></text:span><text:span text:style-name="Emphasis"><text:span text:style-name="T66"> y) </text:span></text:span><text:span text:style-name="Emphasis"><text:span text:style-name="T69">⌄</text:span></text:span><text:span text:style-name="Emphasis"><text:span text:style-name="T66"> z</text:span></text:span></text:p>
        </text:list-item>
        <text:list-item>
          <text:p text:style-name="P42"><text:span text:style-name="Emphasis"><text:span text:style-name="T67">Distributívnosť<text:tab/>x </text:span></text:span><text:span text:style-name="Emphasis"><text:span text:style-name="T69">⌄ </text:span></text:span><text:span text:style-name="Emphasis"><text:span text:style-name="T67">(y </text:span></text:span><text:span text:style-name="Emphasis"><text:span text:style-name="T68">⌃</text:span></text:span><text:span text:style-name="Emphasis"><text:span text:style-name="T67"> z) = (x </text:span></text:span><text:span text:style-name="Emphasis"><text:span text:style-name="T69">⌄</text:span></text:span><text:span text:style-name="Emphasis"><text:span text:style-name="T67"> y) </text:span></text:span><text:span text:style-name="Emphasis"><text:span text:style-name="T68">⌃</text:span></text:span><text:span text:style-name="Emphasis"><text:span text:style-name="T67"> (x </text:span></text:span><text:span text:style-name="Emphasis"><text:span text:style-name="T69">⌄</text:span></text:span><text:span text:style-name="Emphasis"><text:span text:style-name="T67"> z)<text:tab/><text:line-break/> <text:tab/><text:tab/><text:tab/>x </text:span></text:span><text:span text:style-name="Emphasis"><text:span text:style-name="T68">⌃</text:span></text:span><text:span text:style-name="Emphasis"><text:span text:style-name="T67"> (y </text:span></text:span><text:span text:style-name="Emphasis"><text:span text:style-name="T69">⌄</text:span></text:span><text:span text:style-name="Emphasis"><text:span text:style-name="T67"> z) = (x </text:span></text:span><text:span text:style-name="Emphasis"><text:span text:style-name="T68">⌃</text:span></text:span><text:span text:style-name="Emphasis"><text:span text:style-name="T67"> y) </text:span></text:span><text:span text:style-name="Emphasis"><text:span text:style-name="T69">⌄</text:span></text:span><text:span text:style-name="Emphasis"><text:span text:style-name="T67"> (x </text:span></text:span><text:span text:style-name="Emphasis"><text:span text:style-name="T68">⌃</text:span></text:span><text:span text:style-name="Emphasis"><text:span text:style-name="T67"> z)</text:span></text:span></text:p>
        </text:list-item>
        <text:list-item>
          <text:p text:style-name="P42"><text:span text:style-name="Emphasis">De Morgan’s<text:tab/><text:tab/></text:span><text:span text:style-name="Emphasis"><text:span text:style-name="T46">x </text:span></text:span><text:span text:style-name="Emphasis"><text:span text:style-name="T78">⌄</text:span></text:span><text:span text:style-name="Emphasis"><text:span text:style-name="T46"> y</text:span></text:span><text:span text:style-name="Emphasis"><text:span text:style-name="T48"> </text:span></text:span><text:span text:style-name="Emphasis"><text:span text:style-name="T49">= </text:span></text:span><text:span text:style-name="Emphasis"><text:span text:style-name="T47">x</text:span></text:span><text:span text:style-name="Emphasis"><text:span text:style-name="T49"> </text:span></text:span><text:span text:style-name="Emphasis"><text:span text:style-name="T76">⌃</text:span></text:span><text:span text:style-name="Emphasis"><text:span text:style-name="T49"> </text:span></text:span><text:span text:style-name="Emphasis"><text:span text:style-name="T47">y</text:span></text:span><text:span text:style-name="Emphasis"><text:span text:style-name="T49"><text:tab/> <text:line-break/><text:tab/><text:tab/><text:tab/></text:span></text:span><text:span text:style-name="Emphasis"><text:span text:style-name="T47">x </text:span></text:span><text:span text:style-name="Emphasis"><text:span text:style-name="T77">⌃</text:span></text:span><text:span text:style-name="Emphasis"><text:span text:style-name="T47"> y</text:span></text:span><text:span text:style-name="Emphasis"><text:span text:style-name="T49"> = </text:span></text:span><text:span text:style-name="Emphasis"><text:span text:style-name="T47">x</text:span></text:span><text:span text:style-name="Emphasis"><text:span text:style-name="T49"> </text:span></text:span><text:span text:style-name="Emphasis"><text:span text:style-name="T79">⌄</text:span></text:span><text:span text:style-name="Emphasis"><text:span text:style-name="T49"> </text:span></text:span><text:span text:style-name="Emphasis"><text:span text:style-name="T47">y</text:span></text:span><text:span text:style-name="Emphasis"><text:span text:style-name="T49"> <text:s/></text:span></text:span></text:p>
        </text:list-item>
      </text:list>
      <text:h text:style-name="P47" text:outline-level="2"><text:bookmark-start text:name="_Toc442695629"/><text:bookmark-start text:name="__RefHeading___Toc1499_1348644177"/><text:soft-page-break/><text:span text:style-name="T80">B</text:span><text:bookmark-end text:name="_Toc442695629"/><text:span text:style-name="T80">ooleova funkcia</text:span><text:bookmark-end text:name="__RefHeading___Toc1499_1348644177"/></text:h>
      <text:p text:style-name="Standard"/>
      <text:p text:style-name="Standard"/>
      <text:p text:style-name="Standard"/>
      <text:list xml:id="list172851093373461" text:continue-list="list6291458263072660117" text:style-name="WWNum1">
        <text:list-item>
          <text:h text:style-name="P52" text:outline-level="1"><text:bookmark-start text:name="_Toc442695630"/><text:bookmark-start text:name="__RefHeading___Toc1501_1348644177"/><text:bookmark-start text:name="_Toc434923884"/><text:a xlink:type="simple" xlink:href="../Pokyny_pre_vypracovanie_ZP.docx#Metodika_práce" text:style-name="Internet_20_link" text:visited-style-name="Visited_20_Internet_20_Link">Metodika práce a metódy skúmania</text:a><text:bookmark-end text:name="_Toc442695630"/><text:bookmark-end text:name="__RefHeading___Toc1501_1348644177"/><text:bookmark-end text:name="_Toc434923884"/></text:h>
        </text:list-item>
      </text:list>
      <text:p text:style-name="P6"/>
      <text:list xml:id="list172851947528060" text:continue-numbering="true" text:style-name="WWNum1">
        <text:list-item>
          <text:h text:style-name="P52" text:outline-level="1"><text:bookmark-start text:name="_Toc442695631"/><text:bookmark-start text:name="__RefHeading___Toc1503_1348644177"/><text:bookmark-start text:name="_Toc434923885"/><text:a xlink:type="simple" xlink:href="../Pokyny_pre_vypracovanie_ZP.docx#Výsledky_práce" text:style-name="Internet_20_link" text:visited-style-name="Visited_20_Internet_20_Link"><text:span text:style-name="T9">Výsledky </text:span></text:a><text:a xlink:type="simple" xlink:href="../Pokyny_pre_vypracovanie_ZP.docx#Výsledky_práce" text:style-name="Internet_20_link" text:visited-style-name="Visited_20_Internet_20_Link">práce</text:a><text:bookmark-end text:name="_Toc434923885"/><text:a xlink:type="simple" xlink:href="../Pokyny_pre_vypracovanie_ZP.docx#Výsledky_práce" text:style-name="Internet_20_link" text:visited-style-name="Visited_20_Internet_20_Link"> a diskusia</text:a><text:bookmark-end text:name="_Toc442695631"/><text:bookmark-end text:name="__RefHeading___Toc1503_1348644177"/></text:h>
          <text:list>
            <text:list-item>
              <text:h text:style-name="P48" text:outline-level="2"><text:bookmark-start text:name="_Toc442695632"/><text:bookmark-start text:name="__RefHeading___Toc1505_1348644177"/>Výsledky práce<text:bookmark-end text:name="_Toc442695632"/><text:bookmark-end text:name="__RefHeading___Toc1505_1348644177"/></text:h>
            </text:list-item>
          </text:list>
        </text:list-item>
      </text:list>
      <text:p text:style-name="Standard">Podrobný popis postupov podľa metodiky riešenia.</text:p>
      <text:list xml:id="list172852121692726" text:continue-numbering="true" text:style-name="WWNum1">
        <text:list-item>
          <text:list>
            <text:list-item>
              <text:h text:style-name="P48" text:outline-level="2"><text:bookmark-start text:name="_Toc442695633"/><text:bookmark-start text:name="__RefHeading___Toc1507_1348644177"/>Diskusia<text:bookmark-end text:name="_Toc442695633"/><text:bookmark-end text:name="__RefHeading___Toc1507_1348644177"/></text:h>
            </text:list-item>
          </text:list>
        </text:list-item>
      </text:list>
      <text:p text:style-name="Standard">Výsledky, ktoré boli dosiahnuté riešením.</text:p>
      <text:h text:style-name="P51" text:outline-level="1"><text:bookmark-start text:name="_Toc442695634"/><text:bookmark-start text:name="__RefHeading___Toc1509_1348644177"/><text:bookmark-start text:name="_Toc434923888"/><text:a xlink:type="simple" xlink:href="../Pokyny_pre_vypracovanie_ZP.docx#Záver" text:style-name="Internet_20_link" text:visited-style-name="Visited_20_Internet_20_Link">Záver</text:a><text:bookmark-end text:name="_Toc442695634"/><text:bookmark-end text:name="__RefHeading___Toc1509_1348644177"/><text:bookmark-end text:name="_Toc434923888"/></text:h>
      <text:h text:style-name="P51" text:outline-level="1"><text:bookmark-start text:name="_Toc442695635"/><text:bookmark-start text:name="__RefHeading___Toc1511_1348644177"/><text:a xlink:type="simple" xlink:href="../Pokyny_pre_vypracovanie_ZP.docx#Zoznam_použitej_literatúry" text:style-name="Internet_20_link" text:visited-style-name="Visited_20_Internet_20_Link">Zoznam použitej literatúry</text:a><text:bookmark-end text:name="_Toc442695635"/><text:bookmark-end text:name="__RefHeading___Toc1511_1348644177"/></text:h>
      <text:p text:style-name="Standard"/>
      <text:p text:style-name="P16"/>
      <text:p text:style-name="Normalny_20_Bez_20_Odseku"/>
      <text:h text:style-name="P54" text:outline-level="1"><text:bookmark-start text:name="_Toc442695636"/><text:bookmark-start text:name="__RefHeading___Toc1513_1348644177"/><text:bookmark-start text:name="_Toc434923890"/><text:a xlink:type="simple" xlink:href="../Pokyny_pre_vypracovanie_ZP.docx#Prílohy" text:style-name="Internet_20_link" text:visited-style-name="Visited_20_Internet_20_Link">Zoznam príloh</text:a><text:bookmark-end text:name="_Toc442695636"/><text:bookmark-end text:name="__RefHeading___Toc1513_1348644177"/><text:bookmark-end text:name="_Toc434923890"/></text:h>
      <text:p text:style-name="Standard"><text:span text:style-name="T8">Príloha A</text:span><text:span text:style-name="T10"> Názov <text:s/></text:span></text:p>
      <text:p text:style-name="Standard"><text:span text:style-name="T8">Príloha B</text:span><text:span text:style-name="T10"> Názov </text:span></text:p>
      <text:p text:style-name="P14"><text:bookmark-start text:name="_Ref413949038"/></text:p>
      <text:h text:style-name="P55" text:outline-level="1"><text:bookmark-start text:name="_Toc434923891"/></text:h>
      <text:h text:style-name="P55" text:outline-level="1"/>
      <text:h text:style-name="P55" text:outline-level="1"/>
      <text:h text:style-name="P55" text:outline-level="1"/>
      <text:h text:style-name="P55" text:outline-level="1"/>
      <text:h text:style-name="P56" text:outline-level="1"><text:bookmark-start text:name="_Toc442695637"/><text:bookmark-start text:name="__RefHeading___Toc1515_1348644177"/>Prílohy<text:bookmark-end text:name="_Toc442695637"/><text:bookmark-end text:name="__RefHeading___Toc1515_1348644177"/></text:h>
      <text:p text:style-name="P11"/>
      <text:h text:style-name="P50" text:outline-level="2"><text:bookmark-start text:name="_Toc442695638"/><text:bookmark-start text:name="__RefHeading___Toc1517_1348644177"/>Príloha A:<text:bookmark-end text:name="_Toc434923891"/> <text:span text:style-name="T11">Názov prílohy</text:span><text:bookmark-end text:name="_Toc442695638"/><text:bookmark-end text:name="__RefHeading___Toc1517_1348644177"/></text:h>
      <text:p text:style-name="Standard"/>
      <text:p text:style-name="P2">Každá ďalšia príloha začína na novej strane.</text:p>
      <text:p text:style-name="Standard"/>
      <text:h text:style-name="P49" text:outline-level="2"/>
      <text:h text:style-name="P50" text:outline-level="2"><text:bookmark-start text:name="_Ref416505837"/><text:bookmark-start text:name="__RefHeading___Toc1519_1348644177"/><text:bookmark-start text:name="_Toc442695639"/><text:bookmark-start text:name="_Toc434923892"/>Príloha B: Obsah DVD<text:bookmark-end text:name="_Ref416505837"/><text:bookmark-end text:name="__RefHeading___Toc1519_1348644177"/><text:bookmark-end text:name="_Toc442695639"/><text:bookmark-end text:name="_Toc434923892"/><text:bookmark-end text:name="_Ref413949038"/></text:h>
      <text:p text:style-name="Normalny_20_Bez_20_Odseku">Priložené DVD obsahuje:</text:p>
      <text:list xml:id="list1571016713232805183" text:style-name="WWNum2">
        <text:list-item>
          <text:p text:style-name="P62">Práca v elektronickej podobe (formát PDF)</text:p>
        </text:list-item>
      </text:list>
      <text:p text:style-name="P17"/>
      <text:p text:style-name="Standard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antarell" svg:font-family="Cantarell"/>
    <style:font-face style:name="Courier New" svg:font-family="'Courier New'"/>
    <style:font-face style:name="Times New Roman1" svg:font-family="'Times New Roman'" style:font-family-generic="roman"/>
    <style:font-face style:name="FreeSans1" svg:font-family="FreeSans" style:font-family-generic="swiss"/>
    <style:font-face style:name="Cantarell1" svg:font-family="Cantarell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sk" fo:country="SK" style:letter-kerning="true" style:font-name-asian="Calibri1" style:font-size-asian="10pt" style:language-asian="sk" style:country-asian="SK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libri" fo:font-size="12pt" fo:language="sk" fo:country="SK" style:letter-kerning="true" style:font-name-asian="Calibri1" style:font-size-asian="10pt" style:language-asian="sk" style:country-asian="SK" style:font-name-complex="Times New Roman2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.212cm" loext:contextual-spacing="false" fo:line-height="150%" fo:text-align="justify" style:justify-single-word="false" fo:orphans="2" fo:widows="2" fo:text-indent="1.251cm" style:auto-text-indent="false" style:writing-mode="lr-tb"/>
      <style:text-properties style:font-name="Times New Roman" fo:font-family="'Times New Roman'" style:font-family-generic="roman" style:font-pitch="variable" fo:font-size="12pt" style:font-size-asian="12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class="text">
      <style:paragraph-properties fo:margin-left="0cm" fo:margin-right="0cm" fo:margin-top="0.423cm" fo:margin-bottom="0.423cm" loext:contextual-spacing="false" fo:keep-together="always" fo:text-indent="0cm" style:auto-text-indent="false" fo:break-before="page" fo:keep-with-next="always"/>
      <style:text-properties fo:font-size="16pt" fo:font-weight="bold" style:font-name-asian="Times New Roman2" style:font-family-asian="'Times New Roman'" style:font-family-generic-asian="system" style:font-pitch-asian="variable" style:font-size-asian="16pt" style:font-weight-asian="bold" style:font-size-complex="16pt"/>
    </style:style>
    <style:style style:name="Heading_20_2" style:display-name="Heading 2" style:family="paragraph" style:parent-style-name="Standard" style:default-outline-level="2" style:class="text">
      <style:paragraph-properties fo:margin-left="0cm" fo:margin-right="0cm" fo:margin-top="0.847cm" fo:margin-bottom="0.212cm" loext:contextual-spacing="false" fo:keep-together="always" fo:text-indent="0cm" style:auto-text-indent="false" fo:keep-with-next="always"/>
      <style:text-properties fo:color="#000000" fo:font-size="14pt" fo:font-weight="bold" style:font-name-asian="Times New Roman2" style:font-family-asian="'Times New Roman'" style:font-family-generic-asian="system" style:font-pitch-asian="variable" style:font-size-asian="14pt" style:font-weight-asian="bold" style:font-size-complex="13pt"/>
    </style:style>
    <style:style style:name="Heading_20_3" style:display-name="Heading 3" style:family="paragraph" style:parent-style-name="Standard" style:default-outline-level="3" style:class="text">
      <style:paragraph-properties fo:margin-left="1.251cm" fo:margin-right="0cm" fo:margin-top="0.071cm" fo:margin-bottom="0cm" loext:contextual-spacing="false" fo:keep-together="always" fo:text-indent="-1.251cm" style:auto-text-indent="false" fo:keep-with-next="always"/>
      <style:text-properties fo:font-weight="bold" style:font-name-asian="Times New Roman2" style:font-family-asian="'Times New Roman'" style:font-family-generic-asian="system" style:font-pitch-asian="variable" style:font-weight-asian="bold" style:font-size-complex="12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left="0cm" fo:margin-right="0cm" fo:margin-top="0.071cm" fo:margin-bottom="0cm" loext:contextual-spacing="false" fo:keep-together="always" fo:text-indent="0cm" style:auto-text-indent="false" fo:keep-with-next="always"/>
      <style:text-properties fo:color="#000000" fo:font-weight="bold" style:font-name-asian="Times New Roman2" style:font-family-asian="'Times New Roman'" style:font-family-generic-asian="system" style:font-pitch-asian="variable" style:font-weight-asian="bold" style:font-style-complex="italic"/>
    </style:style>
    <style:style style:name="Heading_20_5" style:display-name="Heading 5" style:family="paragraph" style:parent-style-name="Standard" style:default-outline-level="5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style:font-name-asian="Times New Roman2" style:font-family-asian="'Times New Roman'" style:font-family-generic-asian="system" style:font-pitch-asian="variable"/>
    </style:style>
    <style:style style:name="Heading_20_6" style:display-name="Heading 6" style:family="paragraph" style:parent-style-name="Standard" style:default-outline-level="6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style:font-name-asian="Times New Roman2" style:font-family-asian="'Times New Roman'" style:font-family-generic-asian="system" style:font-pitch-asian="variable"/>
    </style:style>
    <style:style style:name="Heading_20_7" style:display-name="Heading 7" style:family="paragraph" style:parent-style-name="Standard" style:default-outline-level="7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tyle="italic" style:font-name-asian="Times New Roman2" style:font-family-asian="'Times New Roman'" style:font-family-generic-asian="system" style:font-pitch-asian="variable" style:font-style-asian="italic" style:font-style-complex="italic"/>
    </style:style>
    <style:style style:name="Heading_20_8" style:display-name="Heading 8" style:family="paragraph" style:parent-style-name="Standard" style:default-outline-level="8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style:font-name-asian="Times New Roman2" style:font-family-asian="'Times New Roman'" style:font-family-generic-asian="system" style:font-pitch-asian="variable" style:font-size-asian="10.5pt" style:font-size-complex="10.5pt"/>
    </style:style>
    <style:style style:name="Heading_20_9" style:display-name="Heading 9" style:family="paragraph" style:parent-style-name="Standard" style:default-outline-level="9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name-asian="Times New Roman2" style:font-family-asian="'Times New Roman'" style:font-family-generic-asian="system" style:font-pitch-asian="variable" style:font-size-asian="10.5pt" style:font-style-asian="italic" style:font-size-complex="10.5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88cm" fo:margin-right="0cm" fo:margin-top="0.423cm" fo:margin-bottom="0.423cm" loext:contextual-spacing="true" fo:keep-together="always" fo:hyphenation-ladder-count="no-limit" fo:text-indent="-0.63cm" style:auto-text-indent="false"/>
      <style:text-properties fo:hyphenate="false" fo:hyphenation-remain-char-count="2" fo:hyphenation-push-char-count="2"/>
    </style:style>
    <style:style style:name="caption" style:family="paragraph" style:parent-style-name="Standard" style:default-outline-level="">
      <style:paragraph-properties fo:margin-left="0cm" fo:margin-right="0cm" fo:margin-top="0.212cm" fo:margin-bottom="0.423cm" loext:contextual-spacing="false" fo:line-height="100%" fo:text-align="center" style:justify-single-word="false" fo:text-indent="0cm" style:auto-text-indent="false"/>
      <style:text-properties fo:color="#000000" fo:font-size="11pt" fo:font-weight="bold" style:font-size-asian="11pt" style:font-weight-asian="bold" style:font-size-complex="9pt" style:font-style-complex="italic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ibliography" style:family="paragraph" style:parent-style-name="Standard" style:default-outline-level="">
      <style:paragraph-properties fo:margin-left="0cm" fo:margin-right="0cm" fo:text-indent="0cm" style:auto-text-indent="false"/>
    </style:style>
    <style:style style:name="TOC_20_Heading" style:display-name="TOC Heading" style:family="paragraph" style:parent-style-name="Heading_20_1" style:default-outline-level="" style:list-style-name="">
      <style:paragraph-properties fo:margin-top="0cm" fo:margin-bottom="0.212cm" loext:contextual-spacing="false" fo:line-height="108%" fo:text-align="start" style:justify-single-word="false"/>
      <style:text-properties fo:color="#000000" style:language-asian="sk" style:country-asian="SK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left="0cm" fo:margin-right="0cm" fo:margin-top="0cm" fo:margin-bottom="0.176cm" loext:contextual-spacing="false" fo:line-height="100%" fo:text-indent="0cm" style:auto-text-indent="false">
        <style:tab-stops>
          <style:tab-stop style:position="0.751cm"/>
          <style:tab-stop style:position="15.499cm" style:type="right" style:leader-style="dotted" style:leader-text="."/>
        </style:tab-stops>
      </style:paragraph-properties>
      <style:text-properties fo:font-weight="bold" style:font-weight-asian="bold"/>
    </style:style>
    <style:style style:name="table_20_of_20_figures" style:display-name="table of figures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751cm" fo:margin-right="0cm" fo:margin-top="0cm" fo:margin-bottom="0.176cm" loext:contextual-spacing="false" fo:line-height="100%" fo:text-indent="0cm" style:auto-text-indent="false">
        <style:tab-stops>
          <style:tab-stop style:position="1.752cm"/>
          <style:tab-stop style:position="2.251cm"/>
          <style:tab-stop style:position="15.482cm" style:type="right" style:leader-style="dotted" style:leader-text="."/>
        </style:tab-stops>
      </style:paragraph-properties>
    </style:style>
    <style:style style:name="Header" style:family="paragraph" style:parent-style-name="Standard" style:default-outline-level="" style:class="extra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7.751cm" style:type="center"/>
          <style:tab-stop style:position="15.503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Calibri" fo:font-family="Calibri" style:font-family-generic="roman" style:font-pitch="variable" fo:font-size="10.5pt" style:font-size-asian="10.5pt" style:language-asian="sk" style:country-asian="SK" style:font-size-complex="10.5pt"/>
    </style:style>
    <style:style style:name="footnote_20_text" style:display-name="footnote text" style:family="paragraph" style:parent-style-name="Standard" style:default-outline-level="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1.752cm" fo:margin-right="0cm" fo:margin-top="0cm" fo:margin-bottom="0.176cm" loext:contextual-spacing="false" fo:line-height="100%" fo:text-indent="0cm" style:auto-text-indent="false">
        <style:tab-stops>
          <style:tab-stop style:position="3cm"/>
          <style:tab-stop style:position="3.501cm"/>
          <style:tab-stop style:position="15.482cm" style:type="right" style:leader-style="dotted" style:leader-text="."/>
        </style:tab-stops>
      </style:paragraph-properties>
    </style:style>
    <style:style style:name="Skratky" style:family="paragraph" style:parent-style-name="Standard" style:default-outline-level="">
      <style:paragraph-properties fo:margin-left="0cm" fo:margin-right="0cm" fo:line-height="115%" fo:text-indent="0cm" style:auto-text-indent="false">
        <style:tab-stops>
          <style:tab-stop style:position="2.501cm"/>
        </style:tab-stops>
      </style:paragraph-properties>
    </style:style>
    <style:style style:name="Typ_20_práce" style:display-name="Typ práce" style:family="paragraph" style:parent-style-name="Normalny_20_Bez_20_Odseku" style:default-outline-level="">
      <style:paragraph-properties fo:text-align="center" style:justify-single-word="false"/>
      <style:text-properties fo:font-size="24pt" style:font-size-asian="24pt" style:font-size-complex="24pt"/>
    </style:style>
    <style:style style:name="Abstrakt" style:family="paragraph" style:parent-style-name="Standard" style:default-outline-level="">
      <style:paragraph-properties fo:margin-left="0cm" fo:margin-right="0cm" fo:text-indent="0cm" style:auto-text-indent="false"/>
      <style:text-properties fo:font-weight="bold" style:font-weight-asian="bold"/>
    </style:style>
    <style:style style:name="Normalny_20_Bez_20_Odseku" style:display-name="Normalny Bez Odseku" style:family="paragraph" style:parent-style-name="Standard" style:default-outline-level="">
      <style:paragraph-properties fo:margin-left="0cm" fo:margin-right="0cm" fo:text-align="start" style:justify-single-word="false" fo:keep-together="always" fo:text-indent="0cm" style:auto-text-indent="false" fo:keep-with-next="always"/>
      <style:text-properties style:font-size-complex="12pt"/>
    </style:style>
    <style:style style:name="Illustration" style:family="paragraph" style:parent-style-name="Standard" style:default-outline-level="" style:class="extra">
      <style:paragraph-properties fo:margin-left="0cm" fo:margin-right="0cm" fo:margin-top="0.212cm" fo:margin-bottom="0.212cm" loext:contextual-spacing="false" fo:line-height="100%" fo:text-align="center" style:justify-single-word="false" fo:text-indent="0cm" style:auto-text-indent="false" fo:keep-with-next="always"/>
    </style:style>
    <style:style style:name="Rozne" style:family="paragraph" style:default-outline-level="">
      <style:paragraph-properties fo:line-height="15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size-asian="12pt" style:language-asian="en" style:country-asian="US" style:font-size-complex="11pt"/>
    </style:style>
    <style:style style:name="Cislovanie" style:family="paragraph" style:parent-style-name="List_20_Paragraph" style:default-outline-level=""/>
    <style:style style:name="Tabulka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weight-complex="bold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Kod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onsolas" fo:font-family="Consolas" style:font-family-generic="roman" style:font-pitch="variable" fo:font-size="10pt" style:font-size-asian="10pt" style:font-name-complex="Consolas1" style:font-family-complex="Consolas" style:font-family-generic-complex="system" style:font-pitch-complex="variable" style:font-size-complex="10pt"/>
    </style:style>
    <style:style style:name="Priloha_20_popis" style:display-name="Priloha popis" style:family="paragraph" style:default-outline-level="">
      <style:paragraph-properties fo:margin-top="0.212cm" fo:margin-bottom="0.282cm" loext:contextual-spacing="false" fo:line-height="108%"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1pt" fo:font-weight="bold" style:font-size-asian="11pt" style:language-asian="en" style:country-asian="US" style:font-weight-asian="bold" style:font-size-complex="11pt"/>
    </style:style>
    <style:style style:name="ZP_5f_Zoznam_5f_Cislovany" style:display-name="ZP_Zoznam_Cislovany" style:family="paragraph" style:parent-style-name="List_20_Paragraph" style:default-outline-level="">
      <style:paragraph-properties fo:margin-left="2cm" fo:margin-right="0cm" fo:text-indent="-0.75cm" style:auto-text-indent="false"/>
    </style:style>
    <style:style style:name="Normal_20__28_Web_29_" style:display-name="Normal (Web)" style:family="paragraph" style:parent-style-name="Standard" style:default-outline-level="">
      <style:paragraph-properties fo:margin-left="0cm" fo:margin-right="0cm" fo:margin-top="0.494cm" fo:margin-bottom="0.494cm" loext:contextual-spacing="false" fo:line-height="100%" fo:text-align="start" style:justify-single-word="false" fo:text-indent="0cm" style:auto-text-indent="false"/>
      <style:text-properties style:font-name-asian="Times New Roman2" style:font-family-asian="'Times New Roman'" style:font-family-generic-asian="system" style:font-pitch-asian="variable" style:language-asian="sk" style:country-asian="SK" style:font-size-complex="12pt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size-asian="12pt" style:font-size-complex="12pt"/>
    </style:style>
    <style:style style:name="Heading_20_10" style:display-name="Heading 10" style:family="paragraph" style:parent-style-name="Heading" style:class="text"/>
    <style:style style:name="Negacia" style:family="paragraph" style:parent-style-name="Standard">
      <style:paragraph-properties style:writing-mode="lr-tb"/>
      <style:text-properties style:text-overline-style="solid" style:text-overline-width="auto" style:text-overline-color="font-color"/>
    </style:style>
    <style:style style:name="Negácia" style:family="paragraph" style:parent-style-name="Standard"/>
    <style:style style:name="Endnote" style:family="paragraph" style:parent-style-name="Kod" style:class="extra"/>
    <style:style style:name="Default_20_Paragraph_20_Font" style:display-name="Default Paragraph Font" style:family="text"/>
    <style:style style:name="Nadpis_20_1_20_Char" style:display-name="Nadpis 1 Char" style:family="text">
      <style:text-properties style:font-name="Times New Roman" fo:font-family="'Times New Roman'" style:font-family-generic="roman" style:font-pitch="variable" fo:font-size="16pt" fo:font-weight="bold" style:font-name-asian="Times New Roman2" style:font-family-asian="'Times New Roman'" style:font-family-generic-asian="system" style:font-pitch-asian="variable" style:font-size-asian="16pt" style:font-weight-asian="bold" style:font-name-complex="Times New Roman2" style:font-family-complex="'Times New Roman'" style:font-family-generic-complex="system" style:font-pitch-complex="variable" style:font-size-complex="16pt"/>
    </style:style>
    <style:style style:name="Text_20_bubliny_20_Char" style:display-name="Text bubliny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Nadpis_20_2_20_Char" style:display-name="Nadpis 2 Char" style:family="text">
      <style:text-properties fo:color="#000000" style:font-name="Times New Roman" fo:font-family="'Times New Roman'" style:font-family-generic="roman" style:font-pitch="variable" fo:font-size="14pt" fo:font-weight="bold" style:font-name-asian="Times New Roman2" style:font-family-asian="'Times New Roman'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3pt"/>
    </style:style>
    <style:style style:name="Nadpis_20_3_20_Char" style:display-name="Nadpis 3 Char" style:family="text">
      <style:text-properties style:font-name="Times New Roman" fo:font-family="'Times New Roman'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Nadpis_20_4_20_Char" style:display-name="Nadpis 4 Char" style:family="text">
      <style:text-properties fo:color="#000000" style:font-name="Times New Roman" fo:font-family="'Times New Roman'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tyle-complex="italic"/>
    </style:style>
    <style:style style:name="Nadpis_20_5_20_Char" style:display-name="Nadpis 5 Char" style:family="text">
      <style:text-properties fo:color="#2e74b5" style:font-name="Calibri Light" fo:font-family="'Calibri Light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/>
    </style:style>
    <style:style style:name="Nadpis_20_6_20_Char" style:display-name="Nadpis 6 Char" style:family="text">
      <style:text-properties fo:color="#1f4d78" style:font-name="Calibri Light" fo:font-family="'Calibri Light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/>
    </style:style>
    <style:style style:name="Nadpis_20_7_20_Char" style:display-name="Nadpis 7 Char" style:family="text">
      <style:text-properties fo:color="#1f4d78" style:font-name="Calibri Light" fo:font-family="'Calibri Light'" style:font-family-generic="roman" style:font-pitch="variable" fo:font-size="12pt" fo:font-style="italic" style:font-name-asian="Times New Roman2" style:font-family-asian="'Times New Roman'" style:font-family-generic-asian="system" style:font-pitch-asian="variable" style:font-size-asian="12pt" style:font-style-asian="italic" style:font-name-complex="Times New Roman2" style:font-family-complex="'Times New Roman'" style:font-family-generic-complex="system" style:font-pitch-complex="variable" style:font-style-complex="italic"/>
    </style:style>
    <style:style style:name="Nadpis_20_8_20_Char" style:display-name="Nadpis 8 Char" style:family="text">
      <style:text-properties fo:color="#272727" style:font-name="Calibri Light" fo:font-family="'Calibri Light'" style:font-family-generic="roman" style:font-pitch="variable" fo:font-size="10.5pt" style:font-name-asian="Times New Roman2" style:font-family-asian="'Times New Roman'" style:font-family-generic-asian="system" style:font-pitch-asian="variable" style:font-size-asian="10.5pt" style:font-name-complex="Times New Roman2" style:font-family-complex="'Times New Roman'" style:font-family-generic-complex="system" style:font-pitch-complex="variable" style:font-size-complex="10.5pt"/>
    </style:style>
    <style:style style:name="Nadpis_20_9_20_Char" style:display-name="Nadpis 9 Char" style:family="text">
      <style:text-properties fo:color="#272727" style:font-name="Calibri Light" fo:font-family="'Calibri Light'" style:font-family-generic="roman" style:font-pitch="variable" fo:font-size="10.5pt" fo:font-style="italic" style:font-name-asian="Times New Roman2" style:font-family-asian="'Times New Roman'" style:font-family-generic-asian="system" style:font-pitch-asian="variable" style:font-size-asian="10.5pt" style:font-style-asian="italic" style:font-name-complex="Times New Roman2" style:font-family-complex="'Times New Roman'" style:font-family-generic-complex="system" style:font-pitch-complex="variable" style:font-size-complex="10.5pt" style:font-style-complex="italic"/>
    </style:style>
    <style:style style:name="FollowedHyperlink" style:family="text">
      <style:text-properties fo:color="#954f72" style:text-underline-style="solid" style:text-underline-width="auto" style:text-underline-color="font-color"/>
    </style:style>
    <style:style style:name="Hlavička_20_Char" style:display-name="Hlavička Char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Päta_20_Char" style:display-name="Päta Char" style:family="text">
      <style:text-properties fo:font-size="10.5pt" style:font-size-asian="10.5pt" style:language-asian="sk" style:country-asian="SK" style:font-size-complex="10.5pt"/>
    </style:style>
    <style:style style:name="Text_20_poznámky_20_pod_20_čiarou_20_Char" style:display-name="Text poznámky pod čiarou Char" style:family="text"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footnote_20_reference" style:display-name="footnote reference" style:family="text">
      <style:text-properties style:text-position="super 58%"/>
    </style:style>
    <style:style style:name="Strong" style:family="text">
      <style:text-properties fo:font-weight="bold" style:font-weight-asian="bold" style:font-weight-complex="bold"/>
    </style:style>
    <style:style style:name="Subtle_20_Reference" style:display-name="Subtle Reference" style:family="text">
      <style:text-properties fo:font-variant="small-caps" fo:color="#ed7d31" style:text-underline-style="solid" style:text-underline-width="auto" style:text-underline-color="font-color"/>
    </style:style>
    <style:style style:name="Normalny_20_Bez_20_Odseku_20_Char" style:display-name="Normalny Bez Odseku Char" style:family="text"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Rozne_20_Char" style:display-name="Rozne Char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Placeholder_20_Text" style:display-name="Placeholder Text" style:family="text">
      <style:text-properties fo:color="#808080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Text_20_komentára_20_Char" style:display-name="Text komentára Char" style:family="text"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Predmet_20_komentára_20_Char" style:display-name="Predmet komentára Char" style:family="text">
      <style:text-properties style:font-name="Times New Roman" fo:font-family="'Times New Roman'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>
      <style:text-properties style:text-line-through-style="none" style:text-line-through-type="non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2.014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2.268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2.522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3.03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3.284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3.538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3.792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4.046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2.01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2.26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2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2.77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3.03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3.28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3.53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79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4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" text:bullet-char="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cm" fo:text-indent="-0.75cm" fo:margin-left="2.7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75cm" fo:margin-left="3.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cm" fo:margin-left="4.249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cm" fo:margin-left="4.999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cm" fo:margin-left="5.74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cm" fo:margin-left="6.49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75cm" fo:margin-left="7.24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75cm" fo:margin-left="7.9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5cm" fo:margin-left="2.7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75cm" fo:margin-left="3.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cm" fo:margin-left="4.249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cm" fo:margin-left="4.999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cm" fo:margin-left="5.74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cm" fo:margin-left="6.49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75cm" fo:margin-left="7.24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75cm" fo:margin-left="7.9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5cm" fo:margin-left="2.7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75cm" fo:margin-left="3.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cm" fo:margin-left="4.249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cm" fo:margin-left="4.999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cm" fo:margin-left="5.74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cm" fo:margin-left="6.49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75cm" fo:margin-left="7.24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75cm" fo:margin-left="7.9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5cm" fo:margin-left="2.7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75cm" fo:margin-left="3.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cm" fo:margin-left="4.249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cm" fo:margin-left="4.999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cm" fo:margin-left="5.74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cm" fo:margin-left="6.49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75cm" fo:margin-left="7.24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75cm" fo:margin-left="7.9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75cm" fo:margin-left="2cm"/>
        </style:list-level-properties>
        <style:text-properties style:font-name="Symbol"/>
      </text:list-level-style-bullet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75cm" fo:margin-left="2.75cm"/>
        </style:list-level-properties>
        <style:text-properties style:font-name="Wingdings"/>
      </text:list-level-style-bullet>
      <text:list-level-style-bullet text:level="3" style:num-suffix="o" text:bullet-char="o">
        <style:list-level-properties text:list-level-position-and-space-mode="label-alignment">
          <style:list-level-label-alignment text:label-followed-by="listtab" fo:text-indent="-0.75cm" fo:margin-left="3.5cm"/>
        </style:list-level-properties>
        <style:text-properties style:font-name="Courier New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75cm" fo:margin-left="4.249cm"/>
        </style:list-level-properties>
        <style:text-properties style:font-name="Symbol"/>
      </text:list-level-style-bullet>
      <text:list-level-style-bullet text:level="5" style:num-suffix="" text:bullet-char="">
        <style:list-level-properties text:list-level-position-and-space-mode="label-alignment">
          <style:list-level-label-alignment text:label-followed-by="listtab" fo:text-indent="-0.75cm" fo:margin-left="4.999cm"/>
        </style:list-level-properties>
        <style:text-properties style:font-name="Symbol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fo:text-indent="-0.75cm" fo:margin-left="5.749cm"/>
        </style:list-level-properties>
        <style:text-properties style:font-name="Wingdings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fo:text-indent="-0.75cm" fo:margin-left="6.498cm"/>
        </style:list-level-properties>
        <style:text-properties style:font-name="Wingdings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75cm" fo:margin-left="7.248cm"/>
        </style:list-level-properties>
        <style:text-properties style:font-name="Symbol"/>
      </text:list-level-style-bullet>
      <text:list-level-style-bullet text:level="9" style:num-suffix="" text:bullet-char="">
        <style:list-level-properties text:list-level-position-and-space-mode="label-alignment">
          <style:list-level-label-alignment text:label-followed-by="listtab" fo:text-indent="-0.75cm" fo:margin-left="7.997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88cm" fo:margin-left="1.93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2cm" fo:text-indent="-0.75cm" fo:margin-left="2.7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75cm" fo:margin-left="3.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cm" fo:margin-left="4.249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cm" fo:margin-left="4.999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cm" fo:margin-left="5.74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cm" fo:margin-left="6.49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75cm" fo:margin-left="7.24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75cm" fo:margin-left="7.9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852cm" fo:margin-left="3.10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cm" fo:text-indent="-0.75cm" fo:margin-left="2.7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75cm" fo:margin-left="3.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cm" fo:margin-left="4.249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cm" fo:margin-left="4.999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cm" fo:margin-left="5.74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cm" fo:margin-left="6.49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75cm" fo:margin-left="7.24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75cm" fo:margin-left="7.9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cm" fo:text-indent="-0.75cm" fo:margin-left="2.7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75cm" fo:margin-left="3.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cm" fo:margin-left="4.249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cm" fo:margin-left="4.999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cm" fo:margin-left="5.74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cm" fo:margin-left="6.49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75cm" fo:margin-left="7.24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75cm" fo:margin-left="7.9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cm" fo:text-indent="-0.75cm" fo:margin-left="2.7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75cm" fo:margin-left="3.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cm" fo:margin-left="4.249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cm" fo:margin-left="4.999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cm" fo:margin-left="5.74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cm" fo:margin-left="6.49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75cm" fo:margin-left="7.24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75cm" fo:margin-left="7.9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cm" fo:text-indent="-0.75cm" fo:margin-left="2.7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75cm" fo:margin-left="3.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cm" fo:margin-left="4.249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cm" fo:margin-left="4.999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cm" fo:margin-left="5.74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cm" fo:margin-left="6.49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75cm" fo:margin-left="7.24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75cm" fo:margin-left="7.9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cm" fo:text-indent="-0.75cm" fo:margin-left="2.7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75cm" fo:margin-left="3.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cm" fo:margin-left="4.249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cm" fo:margin-left="4.999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cm" fo:margin-left="5.74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cm" fo:margin-left="6.49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75cm" fo:margin-left="7.24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75cm" fo:margin-left="7.9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MT1" style:family="text">
      <style:text-properties officeooo:rsid="000622de"/>
    </style:style>
    <style:page-layout style:name="Mpm1">
      <style:page-layout-properties fo:page-width="21.001cm" fo:page-height="29.7cm" style:num-format="1" style:print-orientation="portrait" fo:margin-top="1.251cm" fo:margin-bottom="1.251cm" fo:margin-left="3.501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3.501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skratka fakulty UNIZA<text:tab/><text:tab/><field:fieldmark-start text:name="__Fieldmark__3_923633239" field:type="STYLEREF  &quot;Typ práce&quot;  \* MERGEFORMAT"/><field:fieldmark-end/>DIZERTAČNÁ PRÁCA</text:p>
        <text:p text:style-name="Header"/>
      </style:header>
      <style:footer>
        <text:p text:style-name="MP1"><text:page-number text:select-page="current">0</text:page-number></text:p>
        <text:p text:style-name="MP2"/>
      </style:footer>
    </style:master-page>
    <style:master-page style:name="First_20_Page" style:display-name="First Page" style:page-layout-name="Mpm2" style:next-style-name="Standard"/>
    <style:master-page style:name="Converted1" style:page-layout-name="Mpm1">
      <style:header>
        <text:p text:style-name="Header">skratka fakulty UNIZA<text:tab/><text:tab/><field:fieldmark-start text:name="__Fieldmark__15_923633239" field:type="STYLEREF  &quot;Typ práce&quot;  \* MERGEFORMAT"/><field:fieldmark-end/> <text:span text:style-name="MT1">BAKALÁRSKA PRÁCA</text:span></text:p>
        <text:p text:style-name="Header"/>
      </style:header>
      <style:footer>
        <text:p text:style-name="MP1"><text:page-number text:select-page="current">21</text:page-number></text:p>
        <text:p text:style-name="MP2"/>
      </style:footer>
    </style:master-page>
    <style:master-page style:name="Converted2" style:page-layout-name="Mpm2" style:next-style-name="Converted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8</meta:editing-cycles>
    <meta:print-date>2015-04-21T20:14:00</meta:print-date>
    <meta:creation-date>2018-03-13T13:20:53.946138465</meta:creation-date>
    <dc:date>2018-03-29T17:28:49.891103900</dc:date>
    <meta:editing-duration>PT3H23M26S</meta:editing-duration>
    <meta:generator>LibreOffice/5.2.7.2$Linux_X86_64 LibreOffice_project/20m0$Build-2</meta:generator>
    <meta:document-statistic meta:table-count="0" meta:image-count="0" meta:object-count="0" meta:page-count="21" meta:paragraph-count="150" meta:word-count="1355" meta:character-count="8191" meta:non-whitespace-character-count="696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Sablona_DP3.dotx" xlink:href=""/>
  </office:meta>
</office:document-meta>
</file>